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pr1" style:family="presentation" style:parent-style-name="Padrão-notes">
      <style:graphic-properties draw:fill-color="#ffffff" fo:min-height="11.43cm"/>
    </style:style>
    <style:style style:name="pr2" style:family="presentation" style:parent-style-name="Padrão-title">
      <style:graphic-properties fo:min-height="2.915cm"/>
    </style:style>
    <style:style style:name="pr3" style:family="presentation" style:parent-style-name="Padrão-notes">
      <style:graphic-properties draw:fill-color="#ffffff" fo:min-height="11.429cm"/>
    </style:style>
    <style:style style:name="co1" style:family="table-column">
      <style:table-column-properties style:column-width="10.861cm" style:use-optimal-column-width="false"/>
    </style:style>
    <style:style style:name="co2" style:family="table-column">
      <style:table-column-properties style:column-width="2.08cm" style:use-optimal-column-width="false"/>
    </style:style>
    <style:style style:name="co3" style:family="table-column">
      <style:table-column-properties style:column-width="1.944cm" style:use-optimal-column-width="false"/>
    </style:style>
    <style:style style:name="co4" style:family="table-column">
      <style:table-column-properties style:column-width="1.911cm" style:use-optimal-column-width="false"/>
    </style:style>
    <style:style style:name="co5" style:family="table-column">
      <style:table-column-properties style:column-width="2.011cm" style:use-optimal-column-width="false"/>
    </style:style>
    <style:style style:name="co6" style:family="table-column">
      <style:table-column-properties style:column-width="1.869cm" style:use-optimal-column-width="false"/>
    </style:style>
    <style:style style:name="co7" style:family="table-column">
      <style:table-column-properties style:column-width="2.189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20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style:repeat="repeat"/>
      <style:paragraph-properties fo:text-align="center"/>
      <style:text-properties fo:color="#ff3333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20%" fo:text-indent="0cm"/>
    </style:style>
    <style:style style:name="P4" style:family="paragraph">
      <style:paragraph-properties fo:margin-left="0cm" fo:margin-right="0cm" fo:line-height="12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left="0cm" fo:margin-right="0cm" fo:line-height="150%" fo:text-indent="0cm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ff3333"/>
    </style:style>
    <style:style style:name="P9" style:family="paragraph">
      <style:paragraph-properties fo:margin-left="0cm" fo:margin-right="0cm" fo:line-height="160%" fo:text-indent="0cm"/>
    </style:style>
    <style:style style:name="P10" style:family="paragraph">
      <style:paragraph-properties fo:margin-left="0cm" fo:margin-right="0cm" fo:line-height="130%" fo:text-indent="0cm"/>
    </style:style>
    <style:style style:name="P11" style:family="paragraph">
      <style:paragraph-properties fo:margin-left="0cm" fo:margin-right="0cm" fo:line-height="110%" fo:text-indent="0cm"/>
    </style:style>
    <style:style style:name="T1" style:family="text">
      <style:text-properties fo:color="#3333cc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8pt" fo:language="pt" fo:country="BR" style:font-size-asian="28pt" style:font-size-complex="28pt"/>
    </style:style>
    <style:style style:name="T3" style:family="text">
      <style:text-properties fo:language="pt" fo:country="BR"/>
    </style:style>
    <style:style style:name="T4" style:family="text">
      <style:text-properties fo:language="pt" fo:country="BR" fo:font-style="italic" style:font-style-asian="italic" style:font-style-complex="italic"/>
    </style:style>
    <style:style style:name="T5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6" style:family="text">
      <style:text-properties fo:color="#3333cc"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32pt" fo:language="pt" fo:country="BR" fo:font-weight="bold" style:font-size-asian="32pt" style:font-weight-asian="bold" style:font-size-complex="32pt" style:font-weight-complex="bold"/>
    </style:style>
    <style:style style:name="T8" style:family="text">
      <style:text-properties fo:language="pt" fo:country="BR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language="pt" fo:country="BR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3" style:family="text">
      <style:text-properties fo:font-size="20pt" fo:language="pt" fo:country="BR" style:font-size-asian="20pt" style:font-size-complex="20pt"/>
    </style:style>
    <style:style style:name="T14" style:family="text">
      <style:text-properties fo:font-size="20pt" fo:language="pt" fo:country="BR" fo:font-weight="bold" style:font-size-asian="20pt" style:font-weight-asian="bold" style:font-size-complex="20pt" style:font-weight-complex="bold"/>
    </style:style>
    <style:style style:name="T15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16" style:family="text">
      <style:text-properties style:font-name="Symbol" fo:font-size="28pt" fo:language="pt" fo:country="BR" style:font-name-asian="Symbol" style:font-size-asian="28pt" style:font-name-complex="Symbol" style:font-size-complex="28pt"/>
    </style:style>
    <text:list-style style:name="L1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">
        <style:list-level-properties/>
        <style:text-properties fo:font-family="Webdings" style:font-family-generic="roman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adrão">
        <draw:custom-shape draw:style-name="gr1" draw:text-style-name="P2" draw:layer="layout" svg:width="20.208cm" svg:height="1.785cm" svg:x="0.635cm" svg:y="0.847cm">
          <text:list text:style-name="L1">
            <text:list-header>
              <text:p text:style-name="P1"><text:span text:style-name="T1">Trabalhando com Arquivos de Disc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9.897cm" svg:height="14.244cm" svg:x="2.54cm" svg:y="2.963cm">
          <text:list text:style-name="L2">
            <text:list-item>
              <text:p text:style-name="P3"><text:span text:style-name="T2"><text:s/></text:span><text:span text:style-name="T2">Abrindo e Fechando um Arquivo </text:span></text:p>
            </text:list-item>
          </text:list>
          <text:list text:style-name="L3">
            <text:list-header>
              <text:p text:style-name="P3"><text:span text:style-name="T2"><text:s text:c="10"/></text:span><text:span text:style-name="T2">fopen, <text:s text:c="2"/>exit, <text:s text:c="2"/>fclose </text:span></text:p>
            </text:list-header>
          </text:list>
          <text:list text:style-name="L2">
            <text:list-item>
              <text:p text:style-name="P3"><text:span text:style-name="T2"><text:s/></text:span><text:span text:style-name="T2">Lendo e Escrevendo Caracteres em Arquivos </text:span></text:p>
            </text:list-item>
          </text:list>
          <text:list text:style-name="L3">
            <text:list-header>
              <text:p text:style-name="P3"><text:span text:style-name="T2"><text:s text:c="10"/></text:span><text:span text:style-name="T2">putc, <text:s text:c="2"/>getc, <text:s text:c="2"/>feof </text:span></text:p>
            </text:list-header>
          </text:list>
          <text:list text:style-name="L2">
            <text:list-item>
              <text:p text:style-name="P3"><text:span text:style-name="T2"><text:s/></text:span><text:span text:style-name="T2">Outros Comandos de Acesso a Arquivos </text:span></text:p>
            </text:list-item>
          </text:list>
          <text:list text:style-name="L3">
            <text:list-header>
              <text:p text:style-name="P3"><text:span text:style-name="T2"><text:s text:c="10"/></text:span><text:span text:style-name="T2">arquivos pré definidos </text:span></text:p>
              <text:p text:style-name="P3"><text:span text:style-name="T2"><text:s text:c="10"/></text:span><text:span text:style-name="T2">ferror e perror, <text:s text:c="2"/>fgets, <text:s text:c="2"/>fputs, <text:s text:c="2"/>fread </text:span></text:p>
              <text:p text:style-name="P3"><text:span text:style-name="T2"><text:s text:c="10"/></text:span><text:span text:style-name="T2">fwrite, <text:s text:c="2"/>fseek, <text:s text:c="3"/>rewind, <text:s text:c="2"/>remove </text:span></text:p>
            </text:list-header>
          </text:list>
          <text:list text:style-name="L2">
            <text:list-item>
              <text:p text:style-name="P3"><text:span text:style-name="T2"><text:s/></text:span><text:span text:style-name="T2">Fluxos Padrão </text:span></text:p>
            </text:list-item>
          </text:list>
          <text:list text:style-name="L3">
            <text:list-header>
              <text:p text:style-name="P3"><text:span text:style-name="T2"><text:s text:c="10"/></text:span><text:span text:style-name="T2">fprintf, <text:s text:c="2"/>fscanf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adrão">
        <draw:custom-shape draw:style-name="gr1" draw:text-style-name="P2" draw:layer="layout" svg:width="23.629cm" svg:height="12.619cm" svg:x="0.833cm" svg:y="2.752cm">
          <text:list text:style-name="L3">
            <text:list-header>
              <text:p text:style-name="P3"><text:span text:style-name="T2">O sistema de entrada e saída do ANSI C é composto por </text:span></text:p>
              <text:p text:style-name="P3"><text:span text:style-name="T2">uma série de funções, cujos protótipos estão reunidos </text:span></text:p>
              <text:p text:style-name="P3"><text:span text:style-name="T2">em stdio.h. Todas estas funções trabalham com o conceito </text:span></text:p>
              <text:p text:style-name="P3"><text:span text:style-name="T2">de "ponteiro de arquivo". Podemos declarar um ponteiro </text:span></text:p>
              <text:p text:style-name="P3"><text:span text:style-name="T2">de arquivo da seguinte maneira: </text:span></text:p>
  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4">FILE *p;</text:span></text:p>
              <text:p text:style-name="P3"><text:span text:style-name="T5">p</text:span><text:span text:style-name="T2"> será então um ponteiro para um arquivo. É usando este </text:span></text:p>
              <text:p text:style-name="P3"><text:span text:style-name="T2">tipo de ponteiro que vamos poder manipular arquivos no </text:span></text:p>
              <text:p text:style-name="P3"><text:span text:style-name="T2">C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0.373cm" svg:height="1.954cm" svg:x="1.058cm" svg:y="0.503cm">
          <text:list text:style-name="L1">
            <text:list-header>
              <text:p text:style-name="P1"><text:span text:style-name="T6">Abrindo e Fechando um Arquiv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adrão">
        <draw:custom-shape draw:style-name="gr1" draw:text-style-name="P2" draw:layer="layout" svg:width="23.375cm" svg:height="12.277cm" svg:x="0.847cm" svg:y="2.209cm">
          <text:list text:style-name="L3">
            <text:list-header>
              <text:p text:style-name="P5"><text:span text:style-name="T7">fopen</text:span></text:p>
              <text:p text:style-name="P5"><text:span text:style-name="T2">Esta é a função de abertura de arquivos. Seu protótipo é: </text:span></text:p>
              <text:p text:style-name="P5"><text:span text:style-name="T2"><text:s text:c="2"/></text:span><text:span text:style-name="T5">FILE *fopen (char *nome_do_arquivo, <text:s/>char *modo);</text:span></text:p>
              <text:p text:style-name="P5"><text:span text:style-name="T2">O nome_do_arquivo determina qual arquivo deverá ser </text:span></text:p>
              <text:p text:style-name="P5"><text:span text:style-name="T2">aberto. Este nome deve ser válido no sistema operacional </text:span></text:p>
              <text:p text:style-name="P5"><text:span text:style-name="T2">que estiver sendo utilizado. O modo de abertura diz à </text:span></text:p>
              <text:p text:style-name="P5"><text:span text:style-name="T2">função fopen() que tipo de uso você vai fazer do arquivo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0.373cm" svg:height="1.954cm" svg:x="1.058cm" svg:y="0.503cm">
          <text:list text:style-name="L1">
            <text:list-header>
              <text:p text:style-name="P1"><text:span text:style-name="T6">Abrindo e Fechando um Arquiv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adrão">
        <draw:custom-shape draw:style-name="gr1" draw:text-style-name="P2" draw:layer="layout" svg:width="23.734cm" svg:height="15.873cm" svg:x="0.847cm" svg:y="2.139cm">
          <text:list text:style-name="L3">
            <text:list-header>
              <text:p text:style-name="P3"><text:span text:style-name="T2">A tabela abaixo mostra os valores de modo válidos: </text:span></text:p>
              <text:p text:style-name="P3"><text:span text:style-name="T8">Modo</text:span><text:span text:style-name="T3"> <text:s text:c="43"/></text:span><text:span text:style-name="T8">Significado</text:span></text:p>
              <text:p text:style-name="P1"><text:span text:style-name="T3"><text:s/>“</text:span><text:span text:style-name="T3">r” <text:s text:c="16"/>Abre um arquivo texto para leitura. O arquivo deve </text:span></text:p>
              <text:p text:style-name="P1"><text:span text:style-name="T3"><text:s text:c="45"/></text:span><text:span text:style-name="T3">existir antes de ser aberto.</text:span></text:p>
              <text:p text:style-name="P1"><text:span text:style-name="T3"><text:s/>“</text:span><text:span text:style-name="T3">w” <text:s text:c="14"/>Abrir um arquivo texto para gravação. Se o arquivo </text:span></text:p>
              <text:p text:style-name="P1"><text:span text:style-name="T3"><text:s text:c="22"/></text:span><text:span text:style-name="T3">não existir, ele será criado. Se já existir, o conteúdo </text:span></text:p>
              <text:p text:style-name="P1"><text:span text:style-name="T3"><text:s text:c="22"/></text:span><text:span text:style-name="T3">anterior será destruído. </text:span></text:p>
              <text:p text:style-name="P1"><text:span text:style-name="T3"><text:s/>“</text:span><text:span text:style-name="T3">a” <text:s text:c="15"/>Abrir um arquivo texto para gravação. Os dados serão </text:span></text:p>
              <text:p text:style-name="P1"><text:span text:style-name="T3"><text:s text:c="22"/></text:span><text:span text:style-name="T3">adicionados no fim do arquivo ("append"), se ele já </text:span></text:p>
              <text:p text:style-name="P1"><text:span text:style-name="T3"><text:s text:c="22"/></text:span><text:span text:style-name="T3">existir, ou um novo arquivo será criado, no caso de </text:span></text:p>
              <text:p text:style-name="P1"><text:span text:style-name="T3"><text:s text:c="22"/></text:span><text:span text:style-name="T3">arquivo não existente anteriormente.</text:span></text:p>
              <text:p text:style-name="P1"><text:span text:style-name="T3"><text:s/>“</text:span><text:span text:style-name="T3">rb” <text:s text:c="13"/>Abre um arquivo binário para leitura. Igual ao modo </text:span></text:p>
              <text:p text:style-name="P1"><text:span text:style-name="T3"><text:s text:c="22"/></text:span><text:span text:style-name="T3">"r" anterior, só que o arquivo é binário.</text:span></text:p>
              <text:p text:style-name="P1"><text:span text:style-name="T3"><text:s/>“</text:span><text:span text:style-name="T3">wb” <text:s text:c="12"/>Cria um arquivo binário para escrita, como no modo </text:span></text:p>
              <text:p text:style-name="P1"><text:span text:style-name="T3"><text:s text:c="22"/></text:span><text:span text:style-name="T3">"w" anterior, só que o arquivo é binário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0.373cm" svg:height="1.954cm" svg:x="1.058cm" svg:y="0.503cm">
          <text:list text:style-name="L1">
            <text:list-header>
              <text:p text:style-name="P1"><text:span text:style-name="T6">Abrindo e Fechando um Arquiv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4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adrão">
        <draw:custom-shape draw:style-name="gr1" draw:text-style-name="P2" draw:layer="layout" svg:width="24.318cm" svg:height="14.485cm" svg:x="0.847cm" svg:y="3.029cm">
          <text:list text:style-name="L3">
            <text:list-header>
              <text:p text:style-name="P1"><text:span text:style-name="T8">Modo </text:span><text:span text:style-name="T3"><text:s text:c="44"/></text:span><text:span text:style-name="T8">Significado</text:span></text:p>
              <text:p text:style-name="P1"><text:span text:style-name="T3">“</text:span><text:span text:style-name="T3">ab” <text:s text:c="13"/>Acrescenta dados binários no fim do arquivo, como no </text:span></text:p>
              <text:p text:style-name="P1"><text:span text:style-name="T3"><text:s text:c="21"/></text:span><text:span text:style-name="T3">modo "a" anterior, só que o arquivo é binário.</text:span></text:p>
              <text:p text:style-name="P1"><text:span text:style-name="T3"><text:s/>“</text:span><text:span text:style-name="T3">r+” <text:s text:c="12"/>Abre um arquivo texto para leitura e gravação. O </text:span></text:p>
              <text:p text:style-name="P1"><text:span text:style-name="T3"><text:s text:c="21"/></text:span><text:span text:style-name="T3">arquivo deve existir e pode ser modificado.</text:span></text:p>
              <text:p text:style-name="P1"><text:span text:style-name="T3"><text:s/>“</text:span><text:span text:style-name="T3">w+” <text:s text:c="10"/>Cria um arquivo texto para leitura e gravação. Se o </text:span></text:p>
              <text:p text:style-name="P1"><text:span text:style-name="T3"><text:s text:c="21"/></text:span><text:span text:style-name="T3">arquivo existir, o conteúdo anterior será destruído. </text:span></text:p>
              <text:p text:style-name="P1"><text:span text:style-name="T3"><text:s text:c="21"/></text:span><text:span text:style-name="T3">Se não existir, será criado.</text:span></text:p>
              <text:p text:style-name="P1"><text:span text:style-name="T3"><text:s/>“</text:span><text:span text:style-name="T3">a+” <text:s text:c="11"/>Abre um arquivo texto para gravação e leitura. Os dados </text:span></text:p>
              <text:p text:style-name="P1"><text:span text:style-name="T3"><text:s text:c="21"/></text:span><text:span text:style-name="T3">serão adicionados no fim do arquivo se ele já existir, ou </text:span></text:p>
              <text:p text:style-name="P1"><text:span text:style-name="T3"><text:s text:c="21"/></text:span><text:span text:style-name="T3">um novo arquivo será criado, no caso de arquivo não </text:span></text:p>
              <text:p text:style-name="P1"><text:span text:style-name="T3"><text:s text:c="21"/></text:span><text:span text:style-name="T3">existente anteriormente.</text:span></text:p>
              <text:p text:style-name="P1"><text:span text:style-name="T3"><text:s/>“</text:span><text:span text:style-name="T3">r+b” <text:s text:c="10"/>Abre um arquivo binário para leitura e escrita. O mesmo </text:span></text:p>
              <text:p text:style-name="P1"><text:span text:style-name="T3"><text:s text:c="21"/></text:span><text:span text:style-name="T3">que "r+" acima, só que o arquivo é binário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0.373cm" svg:height="1.954cm" svg:x="1.058cm" svg:y="0.503cm">
          <text:list text:style-name="L1">
            <text:list-header>
              <text:p text:style-name="P1"><text:span text:style-name="T6">Abrindo e Fechando um Arquiv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5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adrão">
        <draw:custom-shape draw:style-name="gr1" draw:text-style-name="P2" draw:layer="layout" svg:width="23.362cm" svg:height="7.372cm" svg:x="0.847cm" svg:y="3.387cm">
          <text:list text:style-name="L3">
            <text:list-header>
              <text:p text:style-name="P3"><text:span text:style-name="T8">Modo </text:span><text:span text:style-name="T3"><text:s text:c="44"/></text:span><text:span text:style-name="T8">Significado</text:span></text:p>
              <text:p text:style-name="P3"><text:span text:style-name="T3">“</text:span><text:span text:style-name="T3">w+b” <text:s text:c="12"/>Cria um arquivo binário para leitura e escrita. O </text:span></text:p>
              <text:p text:style-name="P3"><text:span text:style-name="T3"><text:s text:c="24"/></text:span><text:span text:style-name="T3">mesmo que "w+" acima, só que o arquivo é binário.</text:span></text:p>
              <text:p text:style-name="P3"><text:span text:style-name="T3"><text:s/>“</text:span><text:span text:style-name="T3">a+b” <text:s text:c="12"/>Acrescenta dados ou cria uma arquivo binário para </text:span></text:p>
              <text:p text:style-name="P3"><text:span text:style-name="T3"><text:s text:c="24"/></text:span><text:span text:style-name="T3">leitura e escrita. O mesmo que "a+" acima, só que o </text:span></text:p>
              <text:p text:style-name="P3"><text:span text:style-name="T3"><text:s text:c="23"/></text:span><text:span text:style-name="T3">arquivo é binári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0.373cm" svg:height="1.954cm" svg:x="1.058cm" svg:y="0.503cm">
          <text:list text:style-name="L1">
            <text:list-header>
              <text:p text:style-name="P1"><text:span text:style-name="T6">Abrindo e Fechando um Arquiv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6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1T1">
        <draw:frame presentation:style-name="pr2" draw:layer="layout" svg:width="21.59cm" svg:height="3.175cm" svg:x="1.905cm" svg:y="1.692cm" presentation:class="title">
          <draw:text-box>
            <text:p>Propriedades dos modos de <text:span text:style-name="T9">fopen</text:span></text:p>
          </draw:text-box>
        </draw:frame>
        <draw:frame draw:style-name="standard" draw:layer="layout" svg:width="22.864cm" svg:height="6.996cm" svg:x="1.336cm" svg:y="7.0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/>
              <table:table-cell>
                <text:p text:style-name="P6">r</text:p>
              </table:table-cell>
              <table:table-cell>
                <text:p text:style-name="P6">w</text:p>
              </table:table-cell>
              <table:table-cell>
                <text:p text:style-name="P6">a</text:p>
              </table:table-cell>
              <table:table-cell>
                <text:p text:style-name="P6">r+</text:p>
              </table:table-cell>
              <table:table-cell>
                <text:p text:style-name="P6">w+</text:p>
              </table:table-cell>
              <table:table-cell>
                <text:p text:style-name="P6">a+</text:p>
              </table:table-cell>
            </table:table-row>
            <table:table-row table:style-name="ro2" table:default-cell-style-name="ce4">
              <table:table-cell table:style-name="ce1">
                <text:p>Arquivo já deve existir</text:p>
              </table:table-cell>
              <table:table-cell table:style-name="ce3">
                <text:p text:style-name="P7">sim</text:p>
              </table:table-cell>
              <table:table-cell>
                <text:p text:style-name="P8">não</text:p>
              </table:table-cell>
              <table:table-cell>
                <text:p text:style-name="P8">não</text:p>
              </table:table-cell>
              <table:table-cell table:style-name="ce3">
                <text:p text:style-name="P7">sim</text:p>
              </table:table-cell>
              <table:table-cell>
                <text:p text:style-name="P8">não</text:p>
              </table:table-cell>
              <table:table-cell>
                <text:p text:style-name="P8">não</text:p>
              </table:table-cell>
            </table:table-row>
            <table:table-row table:style-name="ro2" table:default-cell-style-name="ce4">
              <table:table-cell table:style-name="ce1">
                <text:p>Conteúdo existente é perdido</text:p>
              </table:table-cell>
              <table:table-cell>
                <text:p text:style-name="P8">não</text:p>
              </table:table-cell>
              <table:table-cell table:style-name="ce3">
                <text:p text:style-name="P7">sim</text:p>
              </table:table-cell>
              <table:table-cell>
                <text:p text:style-name="P8">não</text:p>
              </table:table-cell>
              <table:table-cell>
                <text:p text:style-name="P8">não</text:p>
              </table:table-cell>
              <table:table-cell table:style-name="ce3">
                <text:p text:style-name="P7">sim</text:p>
              </table:table-cell>
              <table:table-cell>
                <text:p text:style-name="P8">não</text:p>
              </table:table-cell>
            </table:table-row>
            <table:table-row table:style-name="ro2" table:default-cell-style-name="ce3">
              <table:table-cell table:style-name="ce1">
                <text:p>Leitura do arquivo<text:span text:style-name="T9"> </text:span><text:span text:style-name="T10">é permitida</text:span></text:p>
              </table:table-cell>
              <table:table-cell>
                <text:p text:style-name="P7">sim</text:p>
              </table:table-cell>
              <table:table-cell table:style-name="ce4">
                <text:p text:style-name="P8">não</text:p>
              </table:table-cell>
              <table:table-cell table:style-name="ce4">
                <text:p text:style-name="P8">não</text:p>
              </table:table-cell>
              <table:table-cell>
                <text:p text:style-name="P7">sim</text:p>
              </table:table-cell>
              <table:table-cell>
                <text:p text:style-name="P7">sim</text:p>
              </table:table-cell>
              <table:table-cell>
                <text:p text:style-name="P7">sim</text:p>
              </table:table-cell>
            </table:table-row>
            <table:table-row table:style-name="ro2" table:default-cell-style-name="ce3">
              <table:table-cell table:style-name="ce1">
                <text:p>Escrita para o arquivo<text:span text:style-name="T9"> </text:span><text:span text:style-name="T10">é permitida</text:span></text:p>
              </table:table-cell>
              <table:table-cell table:style-name="ce4">
                <text:p text:style-name="P8">não</text:p>
              </table:table-cell>
              <table:table-cell>
                <text:p text:style-name="P7">sim</text:p>
              </table:table-cell>
              <table:table-cell>
                <text:p text:style-name="P7">sim</text:p>
              </table:table-cell>
              <table:table-cell>
                <text:p text:style-name="P7">sim</text:p>
              </table:table-cell>
              <table:table-cell>
                <text:p text:style-name="P7">sim</text:p>
              </table:table-cell>
              <table:table-cell>
                <text:p text:style-name="P7">sim</text:p>
              </table:table-cell>
            </table:table-row>
            <table:table-row table:style-name="ro2" table:default-cell-style-name="ce4">
              <table:table-cell table:style-name="ce1">
                <text:p>Escrita começa no fim do arquivo</text:p>
              </table:table-cell>
              <table:table-cell>
                <text:p text:style-name="P8">não</text:p>
              </table:table-cell>
              <table:table-cell>
                <text:p text:style-name="P8">não</text:p>
              </table:table-cell>
              <table:table-cell table:style-name="ce3">
                <text:p text:style-name="P7">sim</text:p>
              </table:table-cell>
              <table:table-cell>
                <text:p text:style-name="P8">não</text:p>
              </table:table-cell>
              <table:table-cell>
                <text:p text:style-name="P8">não</text:p>
              </table:table-cell>
              <table:table-cell table:style-name="ce3">
                <text:p text:style-name="P7">sim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0.001cm" svg:height="0.002cm" svg:x="0.004cm" svg:y="0cm" draw:page-number="7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adrão">
        <draw:custom-shape draw:style-name="gr1" draw:text-style-name="P2" draw:layer="layout" svg:width="22.951cm" svg:height="3.816cm" svg:x="1.058cm" svg:y="13.617cm">
          <text:list text:style-name="L3">
            <text:list-header>
              <text:p text:style-name="P1"><text:span text:style-name="T2">A condição </text:span><text:span text:style-name="T5">!fp</text:span><text:span text:style-name="T2"> testa se o arquivo foi aberto com sucesso </text:span></text:p>
              <text:p text:style-name="P1"><text:span text:style-name="T2">porque no caso de um erro a função </text:span><text:span text:style-name="T5">fopen()</text:span><text:span text:style-name="T2"> retorna um </text:span></text:p>
              <text:p text:style-name="P1"><text:span text:style-name="T2">ponteiro nulo (NULL).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0.373cm" svg:height="1.954cm" svg:x="1.058cm" svg:y="0.503cm">
          <text:list text:style-name="L1">
            <text:list-header>
              <text:p text:style-name="P1"><text:span text:style-name="T6">Abrindo e Fechando um Arquiv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2.423cm" svg:height="7.373cm" svg:x="1.482cm" svg:y="4.868cm">
          <text:list text:style-name="L3">
            <text:list-header>
              <text:p text:style-name="P1"><text:span text:style-name="T3">FILE *fp; <text:s text:c="14"/>/* Declaração de um arquivo */</text:span></text:p>
              <text:p text:style-name="P1"><text:span text:style-name="T3">fp = fopen ("exemplo.bin", "wb"); </text:span></text:p>
              <text:p text:style-name="P1"><text:span text:style-name="T3"><text:s text:c="31"/></text:span><text:span text:style-name="T3">/* o arquivo se chama exemplo.bin e está </text:span></text:p>
              <text:p text:style-name="P1"><text:span text:style-name="T3"><text:s text:c="49"/></text:span><text:span text:style-name="T3">localizado no diretório corrente */</text:span></text:p>
              <text:p text:style-name="P1"><text:span text:style-name="T3">if (!fp)</text:span></text:p>
              <text:p text:style-name="P1"><text:span text:style-name="T3"><text:s text:c="8"/></text:span><text:span text:style-name="T3">printf ("Erro na abertura do arquivo.");</text:span></text:p>
              <text:p text:style-name="P1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4.312cm" svg:height="1.446cm" svg:x="1.226cm" svg:y="2.725cm">
          <text:list text:style-name="L3">
            <text:list-header>
              <text:p text:style-name="P1"><text:span text:style-name="T11">Exemplo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8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adrão">
        <draw:custom-shape draw:style-name="gr1" draw:text-style-name="P2" draw:layer="layout" svg:width="24.471cm" svg:height="15.835cm" svg:x="0.423cm" svg:y="2.328cm">
          <text:list text:style-name="L3">
            <text:list-header>
              <text:p text:style-name="P3"><text:span text:style-name="T7">exit - </text:span><text:span text:style-name="T2">O prototipo da função exit() é: </text:span></text:p>
              <text:p text:style-name="P3"><text:span text:style-name="T2"><text:s text:c="16"/></text:span><text:span text:style-name="T5">void exit (int codigo_de_retorno);</text:span></text:p>
            </text:list-header>
          </text:list>
          <text:list text:style-name="L5">
            <text:list-item>
              <text:p text:style-name="P3"><text:span text:style-name="T2">Para utilizá-la deve-se colocar um </text:span><text:span text:style-name="T5">include</text:span><text:span text:style-name="T2"> para o arquivo </text:span></text:p>
            </text:list-item>
          </text:list>
          <text:list text:style-name="L3">
            <text:list-header>
              <text:p text:style-name="P3"><text:span text:style-name="T2"><text:s text:c="4"/></text:span><text:span text:style-name="T2">de cabeçalho stdlib.h. </text:span></text:p>
            </text:list-header>
          </text:list>
          <text:list text:style-name="L5">
            <text:list-item>
              <text:p text:style-name="P3"><text:span text:style-name="T2">Esta função aborta a execução do programa. Pode ser </text:span></text:p>
            </text:list-item>
          </text:list>
          <text:list text:style-name="L6">
            <text:list-header>
              <text:p text:style-name="P3"><text:span text:style-name="T2"><text:s text:c="4"/></text:span><text:span text:style-name="T2">chamada de qualquer ponto no programa e faz com que </text:span></text:p>
              <text:p text:style-name="P3"><text:span text:style-name="T2"><text:s text:c="4"/></text:span><text:span text:style-name="T2">o programa termine e retorne, para o sistema operacional, </text:span></text:p>
              <text:p text:style-name="P3"><text:span text:style-name="T2"><text:s text:c="4"/></text:span><text:span text:style-name="T2">o código_de_retorno. A convenção mais usada é que um</text:span></text:p>
              <text:p text:style-name="P3"><text:span text:style-name="T2"><text:s text:c="4"/></text:span><text:span text:style-name="T2">programa retorne zero no caso de um término normal e </text:span></text:p>
              <text:p text:style-name="P3"><text:span text:style-name="T2"><text:s text:c="4"/></text:span><text:span text:style-name="T2">retorne um número não nulo no caso de ter ocorrido um </text:span></text:p>
              <text:p text:style-name="P3"><text:span text:style-name="T2"><text:s text:c="4"/></text:span><text:span text:style-name="T2">problema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0.373cm" svg:height="1.954cm" svg:x="0.635cm" svg:y="0.423cm">
          <text:list text:style-name="L1">
            <text:list-header>
              <text:p text:style-name="P1"><text:span text:style-name="T6">Abrindo e Fechando um Arquiv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9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adrão">
        <draw:custom-shape draw:style-name="gr1" draw:text-style-name="P2" draw:layer="layout" svg:width="24.23cm" svg:height="9.03cm" svg:x="0.635cm" svg:y="3.175cm">
          <text:list text:style-name="L3">
            <text:list-header>
              <text:p text:style-name="P9"><text:span text:style-name="T2">A função exit() se torna importante em casos como </text:span></text:p>
              <text:p text:style-name="P9"><text:span text:style-name="T2">alocação dinâmica e abertura de arquivos pois nestes casos, </text:span></text:p>
              <text:p text:style-name="P9"><text:span text:style-name="T2">se o programa não conseguir a memória necessária ou abrir </text:span></text:p>
              <text:p text:style-name="P9"><text:span text:style-name="T2">o arquivo, a melhor saída pode ser terminar a execução do </text:span></text:p>
              <text:p text:style-name="P9"><text:span text:style-name="T2">programa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0.373cm" svg:height="1.954cm" svg:x="0.423cm" svg:y="0.423cm">
          <text:list text:style-name="L1">
            <text:list-header>
              <text:p text:style-name="P1"><text:span text:style-name="T6">Abrindo e Fechando um Arquiv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0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adrão">
        <draw:custom-shape draw:style-name="gr4" draw:text-style-name="P2" draw:layer="layout" svg:width="21.643cm" svg:height="14.485cm" svg:x="1.905cm" svg:y="3.175cm">
          <text:list text:style-name="L3">
            <text:list-header>
              <text:p text:style-name="P1"><text:span text:style-name="T3">#include &lt;stdio.h&gt;</text:span></text:p>
              <text:p text:style-name="P1"><text:span text:style-name="T3">#include &lt;stdlib.h&gt; /* Para a função exit() */</text:span></text:p>
              <text:p text:style-name="P1"><text:span text:style-name="T3">main (void)</text:span></text:p>
              <text:p text:style-name="P1"><text:span text:style-name="T3">{</text:span></text:p>
              <text:p text:style-name="P1"><text:span text:style-name="T3"><text:s text:c="5"/></text:span><text:span text:style-name="T3">FILE *fp;</text:span></text:p>
              <text:p text:style-name="P1"><text:span text:style-name="T3"><text:s text:c="5"/></text:span><text:span text:style-name="T3">...</text:span></text:p>
              <text:p text:style-name="P1"><text:span text:style-name="T3"><text:s text:c="5"/></text:span><text:span text:style-name="T3">fp = fopen ("exemplo.bin","wb");</text:span></text:p>
              <text:p text:style-name="P1"><text:span text:style-name="T3"><text:s text:c="5"/></text:span><text:span text:style-name="T8">if </text:span><text:span text:style-name="T3">(!fp)</text:span></text:p>
              <text:p text:style-name="P1"><text:span text:style-name="T3"><text:s text:c="5"/></text:span><text:span text:style-name="T3">{</text:span></text:p>
              <text:p text:style-name="P1"><text:span text:style-name="T3"><text:s text:c="8"/></text:span><text:span text:style-name="T3">printf ("Erro na abertura do arquivo. Fim de programa.");</text:span></text:p>
              <text:p text:style-name="P1"><text:span text:style-name="T3"><text:s text:c="8"/></text:span><text:span text:style-name="T3">exit (1);</text:span></text:p>
              <text:p text:style-name="P1"><text:span text:style-name="T3"><text:s text:c="5"/></text:span><text:span text:style-name="T3">}</text:span></text:p>
              <text:p text:style-name="P1"><text:span text:style-name="T3"><text:s text:c="5"/></text:span><text:span text:style-name="T3">...</text:span></text:p>
              <text:p text:style-name="P1"><text:span text:style-name="T3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0.373cm" svg:height="1.954cm" svg:x="0.635cm" svg:y="0.423cm">
          <text:list text:style-name="L1">
            <text:list-header>
              <text:p text:style-name="P1"><text:span text:style-name="T6">Abrindo e Fechando um Arquiv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Padrão">
        <draw:custom-shape draw:style-name="gr1" draw:text-style-name="P2" draw:layer="layout" svg:width="22.016cm" svg:height="12.277cm" svg:x="1.27cm" svg:y="2.417cm">
          <text:list text:style-name="L3">
            <text:list-header>
              <text:p text:style-name="P5"><text:span text:style-name="T7">fclose</text:span></text:p>
              <text:p text:style-name="P5"><text:span text:style-name="T2">Quando acabamos de usar um arquivo que abrimos, </text:span></text:p>
              <text:p text:style-name="P5"><text:span text:style-name="T2">devemos fechá-lo. Para tanto usa-se a função </text:span><text:span text:style-name="T5">fclose()</text:span><text:span text:style-name="T2">: </text:span></text:p>
              <text:p text:style-name="P5"><text:span text:style-name="T2"><text:s text:c="22"/></text:span><text:span text:style-name="T12">int</text:span><text:span text:style-name="T5"> fclose (FILE *fp);</text:span></text:p>
              <text:p text:style-name="P5"><text:span text:style-name="T2">O ponteiro </text:span><text:span text:style-name="T5">fp</text:span><text:span text:style-name="T2"> passado à função </text:span><text:span text:style-name="T5">fclose()</text:span><text:span text:style-name="T2"> determina o </text:span></text:p>
              <text:p text:style-name="P5"><text:span text:style-name="T2">arquivo a ser fechado. A função retorna zero no caso </text:span></text:p>
              <text:p text:style-name="P5"><text:span text:style-name="T2">de sucesso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0.373cm" svg:height="1.954cm" svg:x="1.058cm" svg:y="0.503cm">
          <text:list text:style-name="L1">
            <text:list-header>
              <text:p text:style-name="P1"><text:span text:style-name="T6">Abrindo e Fechando um Arquiv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2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Padrão">
        <draw:custom-shape draw:style-name="gr1" draw:text-style-name="P2" draw:layer="layout" svg:width="24.162cm" svg:height="13.885cm" svg:x="0.423cm" svg:y="2.752cm">
          <text:list text:style-name="L3">
            <text:list-header>
              <text:p text:style-name="P5"><text:span text:style-name="T2">Fechar um arquivo faz com que qualquer caracter que tenha</text:span></text:p>
              <text:p text:style-name="P5"><text:span text:style-name="T2">permanecido no "buffer" associado ao fluxo de saída seja </text:span></text:p>
              <text:p text:style-name="P5"><text:span text:style-name="T2">gravado. Mas, o que é este "buffer"? Quando você envia </text:span></text:p>
              <text:p text:style-name="P5"><text:span text:style-name="T2">caracteres para serem gravados em um arquivo, estes </text:span></text:p>
              <text:p text:style-name="P5"><text:span text:style-name="T2">caracteres são armazenados temporariamente em uma área </text:span></text:p>
              <text:p text:style-name="P5"><text:span text:style-name="T2">de memória (o "buffer") em vez de serem escritos em disco </text:span></text:p>
              <text:p text:style-name="P5"><text:span text:style-name="T2">imediatamente. Quando o "buffer" estiver cheio, seu </text:span></text:p>
              <text:p text:style-name="P5"><text:span text:style-name="T2">conteúdo é escrito no disco de uma vez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0.373cm" svg:height="1.954cm" svg:x="1.058cm" svg:y="0.503cm">
          <text:list text:style-name="L1">
            <text:list-header>
              <text:p text:style-name="P1"><text:span text:style-name="T6">Abrindo e Fechando um Arquiv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3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Padrão">
        <draw:custom-shape draw:style-name="gr1" draw:text-style-name="P2" draw:layer="layout" svg:width="23.874cm" svg:height="15.306cm" svg:x="0.847cm" svg:y="2.602cm">
          <text:list text:style-name="L3">
            <text:list-header>
              <text:p text:style-name="P10"><text:span text:style-name="T2">A razão para se fazer isto tem a ver com a eficiência nas </text:span></text:p>
              <text:p text:style-name="P10"><text:span text:style-name="T2">leituras e gravações de arquivos. Se, para cada caracter </text:span></text:p>
              <text:p text:style-name="P10"><text:span text:style-name="T2">que fossemos gravar, tivéssemos que posicionar a cabeça </text:span></text:p>
              <text:p text:style-name="P10"><text:span text:style-name="T2">de gravação em um ponto específico do disco, apenas para </text:span></text:p>
              <text:p text:style-name="P10"><text:span text:style-name="T2">gravar aquele caracter, as gravações seriam muito lentas. </text:span></text:p>
              <text:p text:style-name="P10"><text:span text:style-name="T2">Assim estas gravações só serão efetuadas quando houver </text:span></text:p>
              <text:p text:style-name="P10"><text:span text:style-name="T2">um volume razoável de informações a serem gravadas ou </text:span></text:p>
              <text:p text:style-name="P10"><text:span text:style-name="T2">quando o arquivo for fechado.</text:span></text:p>
              <text:p text:style-name="P10"><text:span text:style-name="T2">A função exit() fecha todos os arquivos que um programa </text:span></text:p>
              <text:p text:style-name="P10"><text:span text:style-name="T2">tiver aberto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0.373cm" svg:height="1.954cm" svg:x="1.058cm" svg:y="0.503cm">
          <text:list text:style-name="L1">
            <text:list-header>
              <text:p text:style-name="P1"><text:span text:style-name="T6">Abrindo e Fechando um Arquiv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4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Padrão">
        <draw:custom-shape draw:style-name="gr1" draw:text-style-name="P2" draw:layer="layout" svg:width="24.793cm" svg:height="1.785cm" svg:x="0cm" svg:y="0.423cm">
          <text:list text:style-name="L1">
            <text:list-header>
              <text:p text:style-name="P1"><text:span text:style-name="T1">Lendo e Escrevendo Caracteres em Arquiv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5.023cm" svg:height="7.303cm" svg:x="0.847cm" svg:y="2.328cm">
          <text:list text:style-name="L3">
            <text:list-header>
              <text:p text:style-name="P9"><text:span text:style-name="T7">putc</text:span></text:p>
              <text:p text:style-name="P9"><text:span text:style-name="T2"><text:s text:c="5"/></text:span><text:span text:style-name="T2">Seu protótipo é: </text:span></text:p>
              <text:p text:style-name="P9"><text:span text:style-name="T2"><text:s text:c="16"/></text:span><text:span text:style-name="T12">int</text:span><text:span text:style-name="T5"> putc (int ch, FILE *fp);</text:span></text:p>
              <text:p text:style-name="P9"><text:span text:style-name="T2"><text:s text:c="5"/></text:span><text:span text:style-name="T2">Escreve um caractere no arquivo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5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Padrão">
        <draw:custom-shape draw:style-name="gr1" draw:text-style-name="P2" draw:layer="layout" svg:width="24.793cm" svg:height="1.785cm" svg:x="0cm" svg:y="0.423cm">
          <text:list text:style-name="L1">
            <text:list-header>
              <text:p text:style-name="P1"><text:span text:style-name="T1">Lendo e Escrevendo Caracteres em Arquiv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9.738cm" svg:height="15.507cm" svg:x="2.54cm" svg:y="2.54cm">
          <text:list text:style-name="L3">
            <text:list-header>
              <text:p text:style-name="P1"><text:span text:style-name="T13">#include &lt;stdio.h&gt;</text:span></text:p>
              <text:p text:style-name="P1"><text:span text:style-name="T13">#include &lt;stdlib.h&gt;</text:span></text:p>
              <text:p text:style-name="P1"><text:span text:style-name="T13">void main()</text:span></text:p>
              <text:p text:style-name="P1"><text:span text:style-name="T13">{</text:span></text:p>
              <text:p text:style-name="P1"><text:span text:style-name="T13"><text:s text:c="4"/></text:span><text:span text:style-name="T13">FILE *fp;</text:span></text:p>
              <text:p text:style-name="P1"><text:span text:style-name="T13"><text:s text:c="4"/></text:span><text:span text:style-name="T14">char</text:span><text:span text:style-name="T13"> string[100];</text:span></text:p>
              <text:p text:style-name="P1"><text:span text:style-name="T13"><text:s text:c="4"/></text:span><text:span text:style-name="T14">int</text:span><text:span text:style-name="T13"> i;</text:span></text:p>
              <text:p text:style-name="P1"><text:span text:style-name="T13"><text:s text:c="4"/></text:span><text:span text:style-name="T14">if</text:span><text:span text:style-name="T13">((fp = fopen("arquivo.txt","w")) == NULL) { </text:span></text:p>
              <text:p text:style-name="P1"><text:span text:style-name="T13"><text:s text:c="46"/></text:span><text:span text:style-name="T13">/* Arquivo ASCII, para escrita */</text:span></text:p>
              <text:p text:style-name="P1"><text:span text:style-name="T13"><text:s text:c="9"/></text:span><text:span text:style-name="T13">printf( "Erro na abertura do arquivo");</text:span></text:p>
              <text:p text:style-name="P1"><text:span text:style-name="T13"><text:s text:c="8"/></text:span><text:span text:style-name="T13">exit(0);</text:span></text:p>
              <text:p text:style-name="P1"><text:span text:style-name="T13"><text:s text:c="4"/></text:span><text:span text:style-name="T13">}</text:span></text:p>
              <text:p text:style-name="P1"><text:span text:style-name="T13"><text:s text:c="4"/></text:span><text:span text:style-name="T13">printf("Entre com a string a ser gravada no arquivo:");</text:span></text:p>
              <text:p text:style-name="P1"><text:span text:style-name="T13"><text:s text:c="4"/></text:span><text:span text:style-name="T13">gets(string);</text:span></text:p>
              <text:p text:style-name="P1"><text:span text:style-name="T13"><text:s text:c="4"/></text:span><text:span text:style-name="T14">for</text:span><text:span text:style-name="T13">(i=0; string[i]; i++) putc(string[i], fp); </text:span></text:p>
              <text:p text:style-name="P1"><text:span text:style-name="T13"><text:s text:c="43"/></text:span><text:span text:style-name="T13">/* Grava a string, caractere a caractere */</text:span></text:p>
              <text:p text:style-name="P1"><text:span text:style-name="T13"><text:s text:c="10"/></text:span><text:span text:style-name="T13">fclose(fp);</text:span></text:p>
              <text:p text:style-name="P1"><text:span text:style-name="T13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6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Padrão">
        <draw:custom-shape draw:style-name="gr1" draw:text-style-name="P2" draw:layer="layout" svg:width="24.793cm" svg:height="1.785cm" svg:x="0cm" svg:y="0.423cm">
          <text:list text:style-name="L1">
            <text:list-header>
              <text:p text:style-name="P1"><text:span text:style-name="T1">Lendo e Escrevendo Caracteres em Arquiv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3.828cm" svg:height="15.779cm" svg:x="0.847cm" svg:y="2.364cm">
          <text:list text:style-name="L3">
            <text:list-header>
              <text:p text:style-name="P11"><text:span text:style-name="T15">getc</text:span></text:p>
              <text:p text:style-name="P11"><text:span text:style-name="T2"><text:s text:c="6"/></text:span><text:span text:style-name="T2">Retorna um caractere lido do arquivo. Protótipo: </text:span></text:p>
              <text:p text:style-name="P11"><text:span text:style-name="T2"><text:s text:c="26"/></text:span><text:span text:style-name="T12">int</text:span><text:span text:style-name="T5"> getc (FILE *fp);</text:span></text:p>
              <text:p text:style-name="P11"><text:span text:style-name="T15">feof</text:span></text:p>
              <text:p text:style-name="P11"><text:span text:style-name="T2">EOF ("End of file") indica o fim de um arquivo. Às vezes, </text:span></text:p>
              <text:p text:style-name="P11"><text:span text:style-name="T2">é necessário verificar se um arquivo chegou ao fim. Para </text:span></text:p>
              <text:p text:style-name="P11"><text:span text:style-name="T2">isto podemos usar a função feof(). Ela retorna não-zero se </text:span></text:p>
              <text:p text:style-name="P11"><text:span text:style-name="T2">o arquivo chegou ao EOF, caso contrário retorna zero. Seu </text:span></text:p>
              <text:p text:style-name="P11"><text:span text:style-name="T2">protótipo é: </text:span></text:p>
              <text:p text:style-name="P11"><text:span text:style-name="T2"><text:s text:c="25"/></text:span><text:span text:style-name="T12">int</text:span><text:span text:style-name="T5"> feof (FILE *fp);</text:span></text:p>
              <text:p text:style-name="P11"><text:span text:style-name="T2">Outra forma de se verificar se o final do arquivo foi </text:span></text:p>
              <text:p text:style-name="P11"><text:span text:style-name="T2">atingido é comparar o caractere lido por getc com EOF.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7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Padrão">
        <draw:custom-shape draw:style-name="gr1" draw:text-style-name="P2" draw:layer="layout" svg:width="24.793cm" svg:height="1.785cm" svg:x="0cm" svg:y="0.423cm">
          <text:list text:style-name="L1">
            <text:list-header>
              <text:p text:style-name="P1"><text:span text:style-name="T1">Lendo e Escrevendo Caracteres em Arquiv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3.663cm" svg:height="16.517cm" svg:x="0.635cm" svg:y="2.117cm">
          <text:list text:style-name="L3">
            <text:list-header>
              <text:p text:style-name="P1"><text:span text:style-name="T3">#include &lt;stdio.h&gt;</text:span></text:p>
              <text:p text:style-name="P1"><text:span text:style-name="T3">#include &lt;stdlib.h&gt;</text:span></text:p>
              <text:p text:style-name="P1"><text:span text:style-name="T3">void main()</text:span></text:p>
              <text:p text:style-name="P1"><text:span text:style-name="T3">{</text:span></text:p>
              <text:p text:style-name="P1"><text:span text:style-name="T3"><text:s text:c="4"/></text:span><text:span text:style-name="T3">FILE *fp;</text:span></text:p>
              <text:p text:style-name="P1"><text:span text:style-name="T3"><text:s text:c="4"/></text:span><text:span text:style-name="T8">char</text:span><text:span text:style-name="T3"> c;</text:span></text:p>
              <text:p text:style-name="P1"><text:span text:style-name="T3"><text:s text:c="4"/></text:span><text:span text:style-name="T8">if</text:span><text:span text:style-name="T3">((fp = fopen("arquivo.txt","r")) == NULL){ <text:s text:c="2"/></text:span></text:p>
              <text:p text:style-name="P1"><text:span text:style-name="T3"><text:s text:c="47"/></text:span><text:span text:style-name="T3">/* Arquivo ASCII, para leitura */</text:span></text:p>
              <text:p text:style-name="P1"><text:span text:style-name="T3"><text:s text:c="11"/></text:span><text:span text:style-name="T3">printf( "Erro na abertura do arquivo");</text:span></text:p>
              <text:p text:style-name="P1"><text:span text:style-name="T3"><text:s text:c="11"/></text:span><text:span text:style-name="T3">exit(0);</text:span></text:p>
              <text:p text:style-name="P1"><text:span text:style-name="T3"><text:s text:c="4"/></text:span><text:span text:style-name="T3">}</text:span></text:p>
              <text:p text:style-name="P1"><text:span text:style-name="T3"><text:s text:c="4"/></text:span><text:span text:style-name="T8">while</text:span><text:span text:style-name="T3">((c = getc(fp) ) != EOF) <text:s text:c="3"/></text:span></text:p>
              <text:p text:style-name="P1"><text:span text:style-name="T3"><text:s text:c="37"/></text:span><text:span text:style-name="T3">/* Enquanto não chegar ao final do arquivo*/</text:span></text:p>
              <text:p text:style-name="P1"><text:span text:style-name="T3"><text:s text:c="4"/></text:span><text:span text:style-name="T3">printf("%c", c); <text:s text:c="16"/>/* imprime o caracter lido */</text:span></text:p>
              <text:p text:style-name="P1"><text:span text:style-name="T3"><text:s text:c="4"/></text:span><text:span text:style-name="T3">fclose(fp);</text:span></text:p>
              <text:p text:style-name="P1"><text:span text:style-name="T3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8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Padrão">
        <draw:custom-shape draw:style-name="gr1" draw:text-style-name="P2" draw:layer="layout" svg:width="24.793cm" svg:height="1.785cm" svg:x="0cm" svg:y="0.423cm">
          <text:list text:style-name="L1">
            <text:list-header>
              <text:p text:style-name="P1"><text:span text:style-name="T1">Lendo e Escrevendo Caracteres em Arquiv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5.093cm" svg:height="15.501cm" svg:x="0.348cm" svg:y="2.328cm">
          <text:list text:style-name="L3">
            <text:list-header>
              <text:p text:style-name="P1"><text:span text:style-name="T3">#include &lt;stdio.h&gt;</text:span></text:p>
              <text:p text:style-name="P1"><text:span text:style-name="T3">#include &lt;string.h&gt;</text:span></text:p>
              <text:p text:style-name="P1"><text:span text:style-name="T3">#include &lt;stdlib.h&gt;</text:span></text:p>
              <text:p text:style-name="P1"><text:span text:style-name="T3">void main()</text:span></text:p>
              <text:p text:style-name="P1"><text:span text:style-name="T3">{</text:span></text:p>
              <text:p text:style-name="P1"><text:span text:style-name="T3"><text:s text:c="8"/></text:span><text:span text:style-name="T3">FILE *p;</text:span></text:p>
              <text:p text:style-name="P1"><text:span text:style-name="T3"><text:s text:c="8"/></text:span><text:span text:style-name="T8">char </text:span><text:span text:style-name="T3">c, str[30], frase[80] = "Este e um arquivo chamado: ";</text:span></text:p>
              <text:p text:style-name="P1"><text:span text:style-name="T3"><text:s text:c="8"/></text:span><text:span text:style-name="T8">int</text:span><text:span text:style-name="T3"> i;</text:span></text:p>
              <text:p text:style-name="P1"><text:span text:style-name="T3"><text:s text:c="8"/></text:span><text:span text:style-name="T3">/* Le um nome para o arquivo a ser aberto: */</text:span></text:p>
              <text:p text:style-name="P1"><text:span text:style-name="T3"><text:s text:c="8"/></text:span><text:span text:style-name="T3">printf("\n\n Entre com um nome para o arquivo:\n");</text:span></text:p>
              <text:p text:style-name="P1"><text:span text:style-name="T3"><text:s text:c="8"/></text:span><text:span text:style-name="T3">gets(str);</text:span></text:p>
              <text:p text:style-name="P1"><text:span text:style-name="T3"><text:s text:c="8"/></text:span><text:span text:style-name="T8">if</text:span><text:span text:style-name="T3"> (!(p = fopen(str,"w"))){ /* o programa aborta automaticamente */</text:span></text:p>
              <text:p text:style-name="P1"><text:span text:style-name="T3"><text:s text:c="10"/></text:span><text:span text:style-name="T3">printf("Erro! Impossivel abrir o arquivo!\n");</text:span></text:p>
              <text:p text:style-name="P1"><text:span text:style-name="T3"><text:s text:c="10"/></text:span><text:span text:style-name="T3">exit(1);</text:span></text:p>
              <text:p text:style-name="P1"><text:span text:style-name="T3"><text:s text:c="8"/></text:span><text:span text:style-name="T3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9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Padrão">
        <draw:custom-shape draw:style-name="gr1" draw:text-style-name="P2" draw:layer="layout" svg:width="24.793cm" svg:height="1.785cm" svg:x="0cm" svg:y="0.423cm">
          <text:list text:style-name="L1">
            <text:list-header>
              <text:p text:style-name="P1"><text:span text:style-name="T1">Lendo e Escrevendo Caracteres em Arquiv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3.358cm" svg:height="16.517cm" svg:x="0.847cm" svg:y="2.117cm">
          <text:list text:style-name="L3">
            <text:list-header>
              <text:p text:style-name="P1"><text:span text:style-name="T3"><text:s text:c="8"/></text:span><text:span text:style-name="T3">/* Se nao houve erro, imprime no arquivo e o fecha ...*/</text:span></text:p>
              <text:p text:style-name="P1"><text:span text:style-name="T3"><text:s text:c="8"/></text:span><text:span text:style-name="T3">strcat(frase, str);</text:span></text:p>
              <text:p text:style-name="P1"><text:span text:style-name="T3"><text:s text:c="8"/></text:span><text:span text:style-name="T8">for </text:span><text:span text:style-name="T3">(i=0; frase[i]; i++)</text:span></text:p>
              <text:p text:style-name="P1"><text:span text:style-name="T3"><text:s text:c="13"/></text:span><text:span text:style-name="T3">putc(frase[i], p);</text:span></text:p>
              <text:p text:style-name="P1"><text:span text:style-name="T3"><text:s text:c="8"/></text:span><text:span text:style-name="T3">fclose(p);</text:span></text:p>
              <text:p text:style-name="P1"><text:span text:style-name="T3"/></text:p>
              <text:p text:style-name="P1"><text:span text:style-name="T3"><text:s text:c="8"/></text:span><text:span text:style-name="T3">/* Abre novamente para <text:s/>leitura <text:s/>*/</text:span></text:p>
              <text:p text:style-name="P1"><text:span text:style-name="T3"><text:s text:c="8"/></text:span><text:span text:style-name="T3">p = fopen(str,"r");</text:span></text:p>
              <text:p text:style-name="P1"><text:span text:style-name="T3"><text:s text:c="8"/></text:span><text:span text:style-name="T8">while</text:span><text:span text:style-name="T3"> (!feof(p)) <text:s text:c="5"/></text:span></text:p>
              <text:p text:style-name="P1"><text:span text:style-name="T3"><text:s text:c="30"/></text:span><text:span text:style-name="T3">/* Enquanto não se chegar no final do arquivo */</text:span></text:p>
              <text:p text:style-name="P1"><text:span text:style-name="T3"><text:s text:c="8"/></text:span><text:span text:style-name="T3">{</text:span></text:p>
              <text:p text:style-name="P1"><text:span text:style-name="T3"><text:s text:c="14"/></text:span><text:span text:style-name="T3">c = getc(p); <text:s text:c="3"/>/* Le um caracter no arquivo */</text:span></text:p>
              <text:p text:style-name="P1"><text:span text:style-name="T3"><text:s text:c="14"/></text:span><text:span text:style-name="T3">printf("%c",c); /* <text:s text:c="2"/>e o imprime na tela */</text:span></text:p>
              <text:p text:style-name="P1"><text:span text:style-name="T3"><text:s text:c="8"/></text:span><text:span text:style-name="T3">}</text:span></text:p>
              <text:p text:style-name="P1"><text:span text:style-name="T3"><text:s text:c="8"/></text:span><text:span text:style-name="T3">fclose(p); <text:s text:c="13"/>/* Fecha o arquivo */</text:span></text:p>
              <text:p text:style-name="P1"><text:span text:style-name="T3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20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Padrão">
        <draw:custom-shape draw:style-name="gr1" draw:text-style-name="P2" draw:layer="layout" svg:width="22.71cm" svg:height="1.785cm" svg:x="0.423cm" svg:y="0.423cm">
          <text:list text:style-name="L1">
            <text:list-header>
              <text:p text:style-name="P1"><text:span text:style-name="T1">Outros Comandos de Acesso de Arquiv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4.171cm" svg:height="15.835cm" svg:x="0.847cm" svg:y="2.051cm">
          <text:list text:style-name="L3">
            <text:list-header>
              <text:p text:style-name="P3"><text:span text:style-name="T7">Arquivos pré-definidos</text:span></text:p>
              <text:p text:style-name="P3"><text:span text:style-name="T2">Quando se começa a execução de um programa, o sistema </text:span></text:p>
              <text:p text:style-name="P3"><text:span text:style-name="T2">automaticamente abre alguns arquivos pré-definidos: </text:span></text:p>
              <text:p text:style-name="P3"><text:span text:style-name="T2"><text:s/></text:span><text:span text:style-name="T5">stdin</text:span><text:span text:style-name="T2">: dispositivo de entrada padrão (geralmente o teclado) </text:span></text:p>
              <text:p text:style-name="P3"><text:span text:style-name="T2"><text:s/></text:span><text:span text:style-name="T5">stdout</text:span><text:span text:style-name="T2">: dispositivo de saída padrão (geralmente o vídeo) </text:span></text:p>
              <text:p text:style-name="P3"><text:span text:style-name="T2"><text:s/></text:span><text:span text:style-name="T5">stderr</text:span><text:span text:style-name="T2">: dispositivo de saída de erro padrão (geralmente </text:span></text:p>
              <text:p text:style-name="P3"><text:span text:style-name="T2"><text:s text:c="80"/></text:span><text:span text:style-name="T2">o vídeo) </text:span></text:p>
              <text:p text:style-name="P3"><text:span text:style-name="T2"><text:s/></text:span><text:span text:style-name="T5">stdaux</text:span><text:span text:style-name="T2">: dispositivo de saída auxiliar (em muitos sistemas, </text:span></text:p>
              <text:p text:style-name="P3"><text:span text:style-name="T2"><text:s text:c="47"/></text:span><text:span text:style-name="T2">associado à porta serial) </text:span></text:p>
              <text:p text:style-name="P3"><text:span text:style-name="T2"><text:s/></text:span><text:span text:style-name="T5">stdprn</text:span><text:span text:style-name="T2">: dispositivo de impressão padrão (em muitos </text:span></text:p>
              <text:p text:style-name="P3"><text:span text:style-name="T2"><text:s text:c="36"/></text:span><text:span text:style-name="T2">sistemas, associado à porta paralela)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2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Padrão">
        <draw:custom-shape draw:style-name="gr1" draw:text-style-name="P2" draw:layer="layout" svg:width="22.71cm" svg:height="1.785cm" svg:x="0.423cm" svg:y="0.423cm">
          <text:list text:style-name="L1">
            <text:list-header>
              <text:p text:style-name="P1"><text:span text:style-name="T1">Outros Comandos de Acesso de Arquiv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3.663cm" svg:height="13.885cm" svg:x="0.847cm" svg:y="2.752cm">
          <text:list text:style-name="L3">
            <text:list-header>
              <text:p text:style-name="P5"><text:span text:style-name="T2">Cada uma destas constantes pode ser utilizada como um </text:span></text:p>
              <text:p text:style-name="P5"><text:span text:style-name="T2">ponteiro para FILE, para acessar os periféricos associados </text:span></text:p>
              <text:p text:style-name="P5"><text:span text:style-name="T2">a eles. Desta maneira, pode-se, por exemplo, usar:</text:span></text:p>
              <text:p text:style-name="P5"><text:span text:style-name="T2"><text:s text:c="32"/></text:span><text:span text:style-name="T5">ch = getc(stdin);</text:span></text:p>
              <text:p text:style-name="P5"><text:span text:style-name="T2">para efetuar a leitura de um caracter a partir do teclado, </text:span></text:p>
              <text:p text:style-name="P5"><text:span text:style-name="T2">ou:</text:span></text:p>
              <text:p text:style-name="P5"><text:span text:style-name="T2"><text:s text:c="31"/></text:span><text:span text:style-name="T5">putc(ch, stdout);</text:span></text:p>
              <text:p text:style-name="P5"><text:span text:style-name="T2">para imprimí-lo na tela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22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Padrão">
        <draw:custom-shape draw:style-name="gr1" draw:text-style-name="P2" draw:layer="layout" svg:width="22.71cm" svg:height="1.785cm" svg:x="0cm" svg:y="0.423cm">
          <text:list text:style-name="L1">
            <text:list-header>
              <text:p text:style-name="P1"><text:span text:style-name="T1">Outros Comandos de Acesso de Arquiv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4.276cm" svg:height="11.095cm" svg:x="0.635cm" svg:y="3.175cm">
          <text:list text:style-name="L3">
            <text:list-header>
              <text:p text:style-name="P9"><text:span text:style-name="T7">fgets</text:span></text:p>
              <text:p text:style-name="P9"><text:span text:style-name="T2">ler uma string num arquivo fgets() cujo protótipo é: </text:span></text:p>
              <text:p text:style-name="P9"><text:span text:style-name="T2"><text:s text:c="16"/></text:span><text:span text:style-name="T2">char *fgets (char *str, int tamanho, FILE *fp);</text:span></text:p>
              <text:p text:style-name="P9"><text:span text:style-name="T2">A função recebe 3 argumentos: a string a ser lida, o limite </text:span></text:p>
              <text:p text:style-name="P9"><text:span text:style-name="T2">máximo de caracteres a serem lidos e o ponteiro para FILE, </text:span></text:p>
              <text:p text:style-name="P9"><text:span text:style-name="T2">que está associado ao arquivo de onde a string será lida.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23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Padrão">
        <draw:custom-shape draw:style-name="gr1" draw:text-style-name="P2" draw:layer="layout" svg:width="22.71cm" svg:height="1.785cm" svg:x="0cm" svg:y="0.423cm">
          <text:list text:style-name="L1">
            <text:list-header>
              <text:p text:style-name="P1"><text:span text:style-name="T1">Outros Comandos de Acesso de Arquiv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4.209cm" svg:height="12.991cm" svg:x="0.635cm" svg:y="2.54cm">
          <text:list text:style-name="L3">
            <text:list-header>
              <text:p text:style-name="P9"><text:span text:style-name="T7">fgets</text:span></text:p>
              <text:p text:style-name="P9"><text:span text:style-name="T2">A função lê a string até que um caracter de nova linha seja </text:span></text:p>
              <text:p text:style-name="P9"><text:span text:style-name="T2">lido ou tamanho-1 caracteres tenham sido lidos. Se o </text:span></text:p>
              <text:p text:style-name="P9"><text:span text:style-name="T2">caracter de nova linha ('\n') for lido, ele fará parte da string, </text:span></text:p>
              <text:p text:style-name="P9"><text:span text:style-name="T2">o que não acontecia com gets. A string resultante sempre </text:span></text:p>
              <text:p text:style-name="P9"><text:span text:style-name="T2">terminará com '\0' (por isto somente tamanho-1 caracteres, </text:span></text:p>
              <text:p text:style-name="P9"><text:span text:style-name="T2">no máximo, serão lidos)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24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Padrão">
        <draw:custom-shape draw:style-name="gr1" draw:text-style-name="P2" draw:layer="layout" svg:width="22.71cm" svg:height="1.785cm" svg:x="0cm" svg:y="0.423cm">
          <text:list text:style-name="L1">
            <text:list-header>
              <text:p text:style-name="P1"><text:span text:style-name="T1">Outros Comandos de Acesso de Arquiv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9.094cm" svg:height="5.407cm" svg:x="1.693cm" svg:y="2.306cm">
          <text:list text:style-name="L3">
            <text:list-header>
              <text:p text:style-name="P9"><text:span text:style-name="T7">fputs</text:span></text:p>
              <text:p text:style-name="P9"><text:span text:style-name="T3"><text:s text:c="5"/></text:span><text:span text:style-name="T2">Escreve uma string num arquivo. Protótipo: </text:span></text:p>
              <text:p text:style-name="P9"><text:span text:style-name="T2"><text:s text:c="14"/></text:span><text:span text:style-name="T5">char *fputs (char *str, FILE *fp)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25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Padrão">
        <draw:custom-shape draw:style-name="gr1" draw:text-style-name="P2" draw:layer="layout" svg:width="22.71cm" svg:height="1.785cm" svg:x="0.423cm" svg:y="0.423cm">
          <text:list text:style-name="L1">
            <text:list-header>
              <text:p text:style-name="P1"><text:span text:style-name="T1">Outros Comandos de Acesso de Arquiv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2.731cm" svg:height="11.095cm" svg:x="0.847cm" svg:y="1.61cm">
          <text:list text:style-name="L3">
            <text:list-header>
              <text:p text:style-name="P9"><text:span text:style-name="T7">ferror</text:span></text:p>
              <text:p text:style-name="P9"><text:span text:style-name="T3"><text:s text:c="7"/></text:span><text:span text:style-name="T2">Protótipo de ferror: </text:span></text:p>
              <text:p text:style-name="P9"><text:span text:style-name="T2"><text:s text:c="20"/></text:span><text:span text:style-name="T5">int ferror (FILE *fp);</text:span></text:p>
              <text:p text:style-name="P9"><text:span text:style-name="T2">A função retorna zero, se nenhum erro ocorreu e um </text:span></text:p>
              <text:p text:style-name="P9"><text:span text:style-name="T2">número diferente de zero se algum erro ocorreu durante </text:span></text:p>
              <text:p text:style-name="P9"><text:span text:style-name="T2">o acesso ao arquivo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26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Padrão">
        <draw:custom-shape draw:style-name="gr1" draw:text-style-name="P2" draw:layer="layout" svg:width="22.71cm" svg:height="1.785cm" svg:x="0.423cm" svg:y="0.423cm">
          <text:list text:style-name="L1">
            <text:list-header>
              <text:p text:style-name="P1"><text:span text:style-name="T1">Outros Comandos de Acesso de Arquiv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3.023cm" svg:height="15.831cm" svg:x="0.847cm" svg:y="1.72cm">
          <text:list text:style-name="L3">
            <text:list-header>
              <text:p text:style-name="P5"><text:span text:style-name="T7">ferror </text:span></text:p>
              <text:p text:style-name="P5"><text:span text:style-name="T2">ferror() se torna muito útil quando queremos verificar se </text:span></text:p>
              <text:p text:style-name="P5"><text:span text:style-name="T2">cada acesso a um arquivo teve sucesso, de modo que </text:span></text:p>
              <text:p text:style-name="P5"><text:span text:style-name="T2">consigamos garantir a integridade dos nossos dados. Na </text:span></text:p>
              <text:p text:style-name="P5"><text:span text:style-name="T2">maioria dos casos, se um arquivo pode ser aberto, ele </text:span></text:p>
              <text:p text:style-name="P5"><text:span text:style-name="T2">pode ser lido ou gravado. Porém, existem situações em </text:span></text:p>
              <text:p text:style-name="P5"><text:span text:style-name="T2">que isto não ocorre. Por exemplo, pode acabar o espaço </text:span></text:p>
              <text:p text:style-name="P5"><text:span text:style-name="T2">em disco enquanto gravamos, ou o disco pode estar</text:span></text:p>
              <text:p text:style-name="P5"><text:span text:style-name="T2">com problemas e não conseguimos ler, etc.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27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Padrão">
        <draw:custom-shape draw:style-name="gr1" draw:text-style-name="P2" draw:layer="layout" svg:width="22.71cm" svg:height="1.785cm" svg:x="0.423cm" svg:y="0.423cm">
          <text:list text:style-name="L1">
            <text:list-header>
              <text:p text:style-name="P1"><text:span text:style-name="T1">Outros Comandos de Acesso de Arquiv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3.392cm" svg:height="7.303cm" svg:x="0.847cm" svg:y="2.328cm">
          <text:list text:style-name="L3">
            <text:list-header>
              <text:p text:style-name="P9"><text:span text:style-name="T7">perror </text:span></text:p>
              <text:p text:style-name="P9"><text:span text:style-name="T2">A função perror() (print error), cujo argumento é uma </text:span></text:p>
              <text:p text:style-name="P9"><text:span text:style-name="T2">string que normalmente indica em que parte do programa </text:span></text:p>
              <text:p text:style-name="P9"><text:span text:style-name="T2">o problema ocorreu.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28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Padrão">
        <draw:custom-shape draw:style-name="gr1" draw:text-style-name="P2" draw:layer="layout" svg:width="22.71cm" svg:height="1.785cm" svg:x="0.423cm" svg:y="0.423cm">
          <text:list text:style-name="L1">
            <text:list-header>
              <text:p text:style-name="P1"><text:span text:style-name="T1">Outros Comandos de Acesso de Arquiv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6.673cm" svg:height="11.437cm" svg:x="3.387cm" svg:y="3.81cm">
          <text:list text:style-name="L3">
            <text:list-header>
              <text:p text:style-name="P1"><text:span text:style-name="T3">#include &lt;stdio.h&gt;</text:span></text:p>
              <text:p text:style-name="P1"><text:span text:style-name="T3">#include &lt;stdlib.h&gt;</text:span></text:p>
              <text:p text:style-name="P1"><text:span text:style-name="T3">void main()</text:span></text:p>
              <text:p text:style-name="P1"><text:span text:style-name="T3">{</text:span></text:p>
              <text:p text:style-name="P1"><text:span text:style-name="T3"><text:s text:c="4"/></text:span><text:span text:style-name="T3">FILE *pf;</text:span></text:p>
              <text:p text:style-name="P1"><text:span text:style-name="T3"><text:s text:c="4"/></text:span><text:span text:style-name="T8">char</text:span><text:span text:style-name="T3"> string[100];</text:span></text:p>
              <text:p text:style-name="P1"><text:span text:style-name="T3"><text:s text:c="4"/></text:span><text:span text:style-name="T8">if</text:span><text:span text:style-name="T3">((pf = fopen("arquivo.txt","w")) ==NULL) </text:span></text:p>
              <text:p text:style-name="P1"><text:span text:style-name="T3"><text:s text:c="4"/></text:span><text:span text:style-name="T3">{</text:span></text:p>
              <text:p text:style-name="P1"><text:span text:style-name="T3"><text:s text:c="8"/></text:span><text:span text:style-name="T3">printf("\n Nao consigo abrir o arquivo ! ");</text:span></text:p>
              <text:p text:style-name="P1"><text:span text:style-name="T3"><text:s text:c="8"/></text:span><text:span text:style-name="T3">exit(1);</text:span></text:p>
              <text:p text:style-name="P1"><text:span text:style-name="T3"><text:s text:c="4"/></text:span><text:span text:style-name="T3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29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Padrão">
        <draw:custom-shape draw:style-name="gr1" draw:text-style-name="P2" draw:layer="layout" svg:width="22.71cm" svg:height="1.785cm" svg:x="0.423cm" svg:y="0.423cm">
          <text:list text:style-name="L1">
            <text:list-header>
              <text:p text:style-name="P1"><text:span text:style-name="T1">Outros Comandos de Acesso de Arquiv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1.131cm" svg:height="16.517cm" svg:x="1.693cm" svg:y="2.117cm">
          <text:list text:style-name="L3">
            <text:list-header>
              <text:p text:style-name="P1"><text:span text:style-name="T3"><text:s text:c="4"/></text:span><text:span text:style-name="T8">do</text:span><text:span text:style-name="T3"> </text:span></text:p>
              <text:p text:style-name="P1"><text:span text:style-name="T3"><text:s text:c="4"/></text:span><text:span text:style-name="T3">{</text:span></text:p>
              <text:p text:style-name="P1"><text:span text:style-name="T3"><text:s text:c="8"/></text:span><text:span text:style-name="T3">printf("\nDigite uma nova string. </text:span></text:p>
              <text:p text:style-name="P1"><text:span text:style-name="T3"><text:s text:c="45"/></text:span><text:span text:style-name="T3">Para terminar, digite &lt;enter&gt;: ");</text:span></text:p>
              <text:p text:style-name="P1"><text:span text:style-name="T3"><text:s text:c="8"/></text:span><text:span text:style-name="T3">gets(string);</text:span></text:p>
              <text:p text:style-name="P1"><text:span text:style-name="T3"><text:s text:c="8"/></text:span><text:span text:style-name="T3">fputs(string, pf);</text:span></text:p>
              <text:p text:style-name="P1"><text:span text:style-name="T3"><text:s text:c="8"/></text:span><text:span text:style-name="T3">putc('\n', pf);</text:span></text:p>
              <text:p text:style-name="P1"><text:span text:style-name="T3"><text:s text:c="8"/></text:span><text:span text:style-name="T8">if</text:span><text:span text:style-name="T3">(ferror(pf))</text:span></text:p>
              <text:p text:style-name="P1"><text:span text:style-name="T3"><text:s text:c="8"/></text:span><text:span text:style-name="T3">{</text:span></text:p>
              <text:p text:style-name="P1"><text:span text:style-name="T3"><text:s text:c="12"/></text:span><text:span text:style-name="T3">perror("Erro na gravacao");</text:span></text:p>
              <text:p text:style-name="P1"><text:span text:style-name="T3"><text:s text:c="12"/></text:span><text:span text:style-name="T3">fclose(pf);</text:span></text:p>
              <text:p text:style-name="P1"><text:span text:style-name="T3"><text:s text:c="12"/></text:span><text:span text:style-name="T3">exit(1);</text:span></text:p>
              <text:p text:style-name="P1"><text:span text:style-name="T3"><text:s text:c="8"/></text:span><text:span text:style-name="T3">}</text:span></text:p>
              <text:p text:style-name="P1"><text:span text:style-name="T3"><text:s text:c="4"/></text:span><text:span text:style-name="T3">} </text:span><text:span text:style-name="T8">while</text:span><text:span text:style-name="T3"> (strlen(string) &gt; 1);</text:span></text:p>
              <text:p text:style-name="P1"><text:span text:style-name="T3"><text:s text:c="4"/></text:span><text:span text:style-name="T3">fclose(pf);</text:span></text:p>
              <text:p text:style-name="P1"><text:span text:style-name="T3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30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Padrão">
        <draw:custom-shape draw:style-name="gr1" draw:text-style-name="P2" draw:layer="layout" svg:width="22.71cm" svg:height="1.785cm" svg:x="0.423cm" svg:y="0.423cm">
          <text:list text:style-name="L1">
            <text:list-header>
              <text:p text:style-name="P1"><text:span text:style-name="T1">Outros Comandos de Acesso de Arquiv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4.345cm" svg:height="15.831cm" svg:x="0.847cm" svg:y="1.72cm">
          <text:list text:style-name="L3">
            <text:list-header>
              <text:p text:style-name="P5"><text:span text:style-name="T7">fread</text:span></text:p>
              <text:p text:style-name="P5"><text:span text:style-name="T2">ler blocos de dados do arquivo. O protótipo de fread() é: </text:span></text:p>
              <text:p text:style-name="P5"><text:span text:style-name="T2"><text:s text:c="2"/></text:span><text:span text:style-name="T5">unsigned fread (void *buffer, int numero_de_bytes, </text:span></text:p>
              <text:p text:style-name="P5"><text:span text:style-name="T5"><text:s text:c="58"/></text:span><text:span text:style-name="T5">int count, FILE *fp);</text:span></text:p>
              <text:p text:style-name="P5"><text:span text:style-name="T2">O buffer é a região de memória na qual serão armazenados </text:span></text:p>
              <text:p text:style-name="P5"><text:span text:style-name="T2">os dados lidos. O </text:span><text:span text:style-name="T5">número_de_bytes</text:span><text:span text:style-name="T2"> é o tamanho da unidade </text:span></text:p>
              <text:p text:style-name="P5"><text:span text:style-name="T2">a ser lida. </text:span><text:span text:style-name="T5">count</text:span><text:span text:style-name="T2"> indica quantas unidades devem ser lidas. </text:span></text:p>
              <text:p text:style-name="P5"><text:span text:style-name="T2">Isto significa que o número total de bytes lidos é: </text:span></text:p>
              <text:p text:style-name="P5"><text:span text:style-name="T5">numero_de_bytes</text:span><text:span text:style-name="T16"></text:span><text:span text:style-name="T5">count</text:span><text:span text:style-name="T2">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3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Padrão">
        <draw:custom-shape draw:style-name="gr1" draw:text-style-name="P2" draw:layer="layout" svg:width="22.71cm" svg:height="1.785cm" svg:x="0.423cm" svg:y="0.423cm">
          <text:list text:style-name="L1">
            <text:list-header>
              <text:p text:style-name="P1"><text:span text:style-name="T1">Outros Comandos de Acesso de Arquiv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2.532cm" svg:height="11.095cm" svg:x="0.847cm" svg:y="1.61cm">
          <text:list text:style-name="L3">
            <text:list-header>
              <text:p text:style-name="P9"><text:span text:style-name="T7">fread</text:span></text:p>
              <text:p text:style-name="P9"><text:span text:style-name="T2">A função retorna o número de unidades efetivamente </text:span></text:p>
              <text:p text:style-name="P9"><text:span text:style-name="T2">lidas. Este número pode ser menor que </text:span><text:span text:style-name="T5">count</text:span><text:span text:style-name="T2"> quando </text:span></text:p>
              <text:p text:style-name="P9"><text:span text:style-name="T2">o fim do arquivo for encontrado ou ocorrer algum erro. </text:span></text:p>
              <text:p text:style-name="P9"><text:span text:style-name="T2">Quando o arquivo for aberto para dados binários, </text:span><text:span text:style-name="T5">fread</text:span><text:span text:style-name="T2"> </text:span></text:p>
              <text:p text:style-name="P9"><text:span text:style-name="T2">pode ler qualquer tipo de dados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32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Padrão">
        <draw:custom-shape draw:style-name="gr1" draw:text-style-name="P2" draw:layer="layout" svg:width="22.71cm" svg:height="1.785cm" svg:x="0.423cm" svg:y="0.423cm">
          <text:list text:style-name="L1">
            <text:list-header>
              <text:p text:style-name="P1"><text:span text:style-name="T1">Outros Comandos de Acesso de Arquiv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3.222cm" svg:height="11.095cm" svg:x="0.847cm" svg:y="1.61cm">
          <text:list text:style-name="L3">
            <text:list-header>
              <text:p text:style-name="P9"><text:span text:style-name="T7">fwrite</text:span></text:p>
              <text:p text:style-name="P9"><text:span text:style-name="T2">Escreve blocos de dados num arquivo. Seu protótipo é: </text:span></text:p>
              <text:p text:style-name="P9"><text:span text:style-name="T3"><text:s text:c="3"/></text:span><text:span text:style-name="T5">unsigned fwrite(void *buffer, int numero_de_bytes,</text:span></text:p>
              <text:p text:style-name="P9"><text:span text:style-name="T5"><text:s text:c="59"/></text:span><text:span text:style-name="T5">int count, FILE *fp);</text:span></text:p>
              <text:p text:style-name="P9"><text:span text:style-name="T2">A função retorna o número de itens escritos. Este valor </text:span></text:p>
              <text:p text:style-name="P9"><text:span text:style-name="T2">será igual a </text:span><text:span text:style-name="T5">count</text:span><text:span text:style-name="T2"> a menos que ocorra algum erro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33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Padrão">
        <draw:custom-shape draw:style-name="gr1" draw:text-style-name="P2" draw:layer="layout" svg:width="22.71cm" svg:height="1.785cm" svg:x="0.423cm" svg:y="0.423cm">
          <text:list text:style-name="L1">
            <text:list-header>
              <text:p text:style-name="P1"><text:span text:style-name="T1">Outros Comandos de Acesso de Arquiv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9.336cm" svg:height="13.469cm" svg:x="2.54cm" svg:y="2.963cm">
          <text:list text:style-name="L3">
            <text:list-header>
              <text:p text:style-name="P1"><text:span text:style-name="T3">#include &lt;stdio.h&gt;</text:span></text:p>
              <text:p text:style-name="P1"><text:span text:style-name="T3">#include &lt;stdlib.h&gt;</text:span></text:p>
              <text:p text:style-name="P1"><text:span text:style-name="T3">int main()</text:span></text:p>
              <text:p text:style-name="P1"><text:span text:style-name="T3">{</text:span></text:p>
              <text:p text:style-name="P1"><text:span text:style-name="T3"><text:s text:c="5"/></text:span><text:span text:style-name="T3">FILE *pf;</text:span></text:p>
              <text:p text:style-name="P1"><text:span text:style-name="T3"><text:s text:c="5"/></text:span><text:span text:style-name="T8">float</text:span><text:span text:style-name="T3"> pi = 3.1415;</text:span></text:p>
              <text:p text:style-name="P1"><text:span text:style-name="T3"><text:s text:c="5"/></text:span><text:span text:style-name="T8">float</text:span><text:span text:style-name="T3"> pilido;</text:span></text:p>
              <text:p text:style-name="P1"><text:span text:style-name="T3"><text:s text:c="5"/></text:span><text:span text:style-name="T8">if</text:span><text:span text:style-name="T3">((pf = fopen("arquivo.bin", "wb")) == NULL) </text:span></text:p>
              <text:p text:style-name="P1"><text:span text:style-name="T3"><text:s text:c="28"/></text:span><text:span text:style-name="T3">/* Abre arquivo binário para escrita */</text:span></text:p>
              <text:p text:style-name="P1"><text:span text:style-name="T3"><text:s text:c="4"/></text:span><text:span text:style-name="T3">{</text:span></text:p>
              <text:p text:style-name="P1"><text:span text:style-name="T3"><text:s text:c="12"/></text:span><text:span text:style-name="T3">printf("Erro na abertura do arquivo");</text:span></text:p>
              <text:p text:style-name="P1"><text:span text:style-name="T3"><text:s text:c="12"/></text:span><text:span text:style-name="T3">exit(1);</text:span></text:p>
              <text:p text:style-name="P1"><text:span text:style-name="T3"><text:s text:c="5"/></text:span><text:span text:style-name="T3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34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Padrão">
        <draw:custom-shape draw:style-name="gr1" draw:text-style-name="P2" draw:layer="layout" svg:width="22.71cm" svg:height="1.785cm" svg:x="0.423cm" svg:y="0.423cm">
          <text:list text:style-name="L1">
            <text:list-header>
              <text:p text:style-name="P1"><text:span text:style-name="T1">Outros Comandos de Acesso de Arquiv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4.29cm" svg:height="15.501cm" svg:x="0.423cm" svg:y="2.54cm">
          <text:list text:style-name="L3">
            <text:list-header>
              <text:p text:style-name="P1"><text:span text:style-name="T3"><text:s text:c="4"/></text:span><text:span text:style-name="T8">if</text:span><text:span text:style-name="T3">(fwrite(&amp;pi, </text:span><text:span text:style-name="T8">sizeof</text:span><text:span text:style-name="T3">(</text:span><text:span text:style-name="T8">float</text:span><text:span text:style-name="T3">), 1,pf) != 1) <text:s text:c="4"/>/* Escreve a variável pi */</text:span></text:p>
              <text:p text:style-name="P1"><text:span text:style-name="T3"><text:s text:c="12"/></text:span><text:span text:style-name="T3">printf("Erro na escrita do arquivo");</text:span></text:p>
              <text:p text:style-name="P1"><text:span text:style-name="T3"><text:s text:c="4"/></text:span><text:span text:style-name="T3">fclose(pf); <text:s text:c="35"/>/* Fecha o arquivo */</text:span></text:p>
              <text:p text:style-name="P1"><text:span text:style-name="T3"><text:s text:c="4"/></text:span><text:span text:style-name="T8">if</text:span><text:span text:style-name="T3">((pf = fopen("arquivo.bin", "rb")) == NULL)</text:span></text:p>
              <text:p text:style-name="P1"><text:span text:style-name="T3"><text:s text:c="39"/></text:span><text:span text:style-name="T3">/* Abre o arquivo novamente para leitura */</text:span></text:p>
              <text:p text:style-name="P1"><text:span text:style-name="T3"><text:s text:c="4"/></text:span><text:span text:style-name="T3">{</text:span></text:p>
              <text:p text:style-name="P1"><text:span text:style-name="T3"><text:s text:c="11"/></text:span><text:span text:style-name="T3">printf("Erro na abertura do arquivo");</text:span></text:p>
              <text:p text:style-name="P1"><text:span text:style-name="T3"><text:s text:c="11"/></text:span><text:span text:style-name="T3">exit(1);</text:span></text:p>
              <text:p text:style-name="P1"><text:span text:style-name="T3"><text:s text:c="5"/></text:span><text:span text:style-name="T3">}</text:span></text:p>
              <text:p text:style-name="P1"><text:span text:style-name="T3"><text:s text:c="5"/></text:span><text:span text:style-name="T8">if</text:span><text:span text:style-name="T3">(fread(&amp;pilido, </text:span><text:span text:style-name="T8">sizeof</text:span><text:span text:style-name="T3">(</text:span><text:span text:style-name="T8">float</text:span><text:span text:style-name="T3">), 1, pf) != 1) </text:span></text:p>
              <text:p text:style-name="P1"><text:span text:style-name="T3"><text:s text:c="9"/></text:span><text:span text:style-name="T3">/* Le em pilido o valor da variável armazenada anteriormente */</text:span></text:p>
              <text:p text:style-name="P1"><text:span text:style-name="T3"><text:s text:c="9"/></text:span><text:span text:style-name="T3">printf("Erro na leitura do arquivo");</text:span></text:p>
              <text:p text:style-name="P1"><text:span text:style-name="T3"><text:s text:c="5"/></text:span><text:span text:style-name="T3">printf("\n O valor de PI, lido do arquivo e': %f", pilido);</text:span></text:p>
              <text:p text:style-name="P1"><text:span text:style-name="T3"><text:s text:c="5"/></text:span><text:span text:style-name="T3">fclose(pf);</text:span></text:p>
              <text:p text:style-name="P1"><text:span text:style-name="T3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35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Padrão">
        <draw:custom-shape draw:style-name="gr1" draw:text-style-name="P2" draw:layer="layout" svg:width="22.71cm" svg:height="1.785cm" svg:x="0.423cm" svg:y="0.423cm">
          <text:list text:style-name="L1">
            <text:list-header>
              <text:p text:style-name="P1"><text:span text:style-name="T1">Outros Comandos de Acesso de Arquiv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3.273cm" svg:height="11.095cm" svg:x="0.847cm" svg:y="2.54cm">
          <text:list text:style-name="L3">
            <text:list-header>
              <text:p text:style-name="P9"><text:span text:style-name="T7">fseek</text:span></text:p>
              <text:p text:style-name="P9"><text:span text:style-name="T2">Para se fazer procuras e acessos randômicos em arquivos </text:span></text:p>
              <text:p text:style-name="P9"><text:span text:style-name="T2">usa-se a função fseek(). Esta move a posição corrente de </text:span></text:p>
              <text:p text:style-name="P9"><text:span text:style-name="T2">leitura ou escrita no arquivo de um valor especificado, a </text:span></text:p>
              <text:p text:style-name="P9"><text:span text:style-name="T2">partir de um ponto especificado. Seu protótipo é: </text:span></text:p>
              <text:p text:style-name="P9"><text:span text:style-name="T2"><text:s text:c="6"/></text:span><text:span text:style-name="T5">int fseek (FILE *fp, long numbytes, int origem)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36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Padrão">
        <draw:custom-shape draw:style-name="gr1" draw:text-style-name="P2" draw:layer="layout" svg:width="22.71cm" svg:height="1.785cm" svg:x="0.423cm" svg:y="0.423cm">
          <text:list text:style-name="L1">
            <text:list-header>
              <text:p text:style-name="P1"><text:span text:style-name="T1">Outros Comandos de Acesso de Arquiv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3.671cm" svg:height="15.835cm" svg:x="0.847cm" svg:y="2.051cm">
          <text:list text:style-name="L3">
            <text:list-header>
              <text:p text:style-name="P3"><text:span text:style-name="T7">fseek</text:span></text:p>
              <text:p text:style-name="P3"><text:span text:style-name="T2">O parâmetro origem determina a partir de onde os </text:span></text:p>
              <text:p text:style-name="P3"><text:span text:style-name="T2">numbytes de movimentação serão contados. Os valores </text:span></text:p>
              <text:p text:style-name="P3"><text:span text:style-name="T2">possíveis são definidos por macros em stdio.h e são: </text:span></text:p>
              <text:p text:style-name="P3"><text:span text:style-name="T2"><text:s text:c="8"/></text:span><text:span text:style-name="T15">Nome <text:s text:c="11"/>Valor <text:s text:c="17"/>Significado</text:span></text:p>
              <text:p text:style-name="P3"><text:span text:style-name="T2"><text:s text:c="4"/></text:span><text:span text:style-name="T2">SEEK_SET <text:s text:c="10"/>0 <text:s text:c="17"/>Início do arquivo</text:span></text:p>
              <text:p text:style-name="P3"><text:span text:style-name="T2"><text:s text:c="4"/></text:span><text:span text:style-name="T2">SEEK_CUR <text:s text:c="9"/>1 <text:s text:c="10"/>Ponto corrente no arquivo</text:span></text:p>
              <text:p text:style-name="P3"><text:span text:style-name="T2"><text:s text:c="4"/></text:span><text:span text:style-name="T2">SEEK_END <text:s text:c="9"/>2 <text:s text:c="18"/>Fim do arquivo</text:span></text:p>
              <text:p text:style-name="P3"><text:span text:style-name="T2">Tendo-se definido a partir de onde irá se contar, numbytes </text:span></text:p>
              <text:p text:style-name="P3"><text:span text:style-name="T2">determina quantos bytes de deslocamento serão dados na </text:span></text:p>
              <text:p text:style-name="P3"><text:span text:style-name="T2">posição atual.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37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Padrão">
        <draw:custom-shape draw:style-name="gr1" draw:text-style-name="P2" draw:layer="layout" svg:width="22.71cm" svg:height="1.785cm" svg:x="0.423cm" svg:y="0.423cm">
          <text:list text:style-name="L1">
            <text:list-header>
              <text:p text:style-name="P1"><text:span text:style-name="T1">Outros Comandos de Acesso de Arquiv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228cm" svg:height="12.531cm" svg:x="1.27cm" svg:y="2.54cm">
          <text:list text:style-name="L3">
            <text:list-header>
              <text:p text:style-name="P5"><text:span text:style-name="T7">rewind</text:span></text:p>
              <text:p text:style-name="P5"><text:span text:style-name="T2">Retorna a posição corrente do arquivo para o início. </text:span></text:p>
              <text:p text:style-name="P5"><text:span text:style-name="T2">Protótipo: </text:span></text:p>
              <text:p text:style-name="P5"><text:span text:style-name="T2"><text:s text:c="16"/></text:span><text:span text:style-name="T5">void rewind (FILE *fp);</text:span></text:p>
              <text:p text:style-name="P5"><text:span text:style-name="T7">remove</text:span></text:p>
              <text:p text:style-name="P5"><text:span text:style-name="T2">Apaga um arquivo especificado. Protótipo: </text:span></text:p>
              <text:p text:style-name="P5"><text:span text:style-name="T2"><text:s text:c="16"/></text:span><text:span text:style-name="T5">int remove (char *nome_do_arquivo)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38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Padrão">
        <draw:custom-shape draw:style-name="gr1" draw:text-style-name="P2" draw:layer="layout" svg:width="22.71cm" svg:height="1.785cm" svg:x="0.423cm" svg:y="0.423cm">
          <text:list text:style-name="L1">
            <text:list-header>
              <text:p text:style-name="P1"><text:span text:style-name="T1">Outros Comandos de Acesso de Arquiv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0.268cm" svg:height="9.405cm" svg:x="1.482cm" svg:y="2.963cm">
          <text:list text:style-name="L3">
            <text:list-header>
              <text:p text:style-name="P1"><text:span text:style-name="T3">#include &lt;stdio.h&gt;</text:span></text:p>
              <text:p text:style-name="P1"><text:span text:style-name="T3">#include &lt;string.h&gt;</text:span></text:p>
              <text:p text:style-name="P1"><text:span text:style-name="T3">#include &lt;stdlib.h&gt;</text:span></text:p>
              <text:p text:style-name="P1"><text:span text:style-name="T3">void main()</text:span></text:p>
              <text:p text:style-name="P1"><text:span text:style-name="T3">{</text:span></text:p>
              <text:p text:style-name="P1"><text:span text:style-name="T3"><text:s text:c="6"/></text:span><text:span text:style-name="T3">FILE *p;</text:span></text:p>
              <text:p text:style-name="P1"><text:span text:style-name="T3"><text:s text:c="6"/></text:span><text:span text:style-name="T8">char</text:span><text:span text:style-name="T3"> str[30], frase[] = "Este e um arquivo chamado: ”;</text:span></text:p>
              <text:p text:style-name="P1"><text:span text:style-name="T3"><text:s text:c="6"/></text:span><text:span text:style-name="T8">char</text:span><text:span text:style-name="T3"> resposta[80];</text:span></text:p>
              <text:p text:style-name="P1"><text:span text:style-name="T3"><text:s text:c="6"/></text:span><text:span text:style-name="T8">int</text:span><text:span text:style-name="T3"> i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39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Padrão">
        <draw:custom-shape draw:style-name="gr1" draw:text-style-name="P2" draw:layer="layout" svg:width="22.71cm" svg:height="1.785cm" svg:x="0.423cm" svg:y="0.423cm">
          <text:list text:style-name="L1">
            <text:list-header>
              <text:p text:style-name="P1"><text:span text:style-name="T1">Outros Comandos de Acesso de Arquiv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1.906cm" svg:height="12.453cm" svg:x="1.482cm" svg:y="3.175cm">
          <text:list text:style-name="L3">
            <text:list-header>
              <text:p text:style-name="P1"><text:span text:style-name="T3"><text:s text:c="7"/></text:span><text:span text:style-name="T3">/* Le um nome para o arquivo a ser aberto: */</text:span></text:p>
              <text:p text:style-name="P1"><text:span text:style-name="T3"><text:s text:c="8"/></text:span><text:span text:style-name="T3">printf("\n\n Entre com um nome para o arquivo:\n");</text:span></text:p>
              <text:p text:style-name="P1"><text:span text:style-name="T3"><text:s text:c="8"/></text:span><text:span text:style-name="T3">fgets(str, 29, stdin); <text:s text:c="34"/></text:span></text:p>
              <text:p text:style-name="P1"><text:span text:style-name="T3"><text:s text:c="30"/></text:span><text:span text:style-name="T3">/* Usa fgets como se fosse gets */</text:span></text:p>
              <text:p text:style-name="P1"><text:span text:style-name="T3"><text:s text:c="8"/></text:span><text:span text:style-name="T3">for(i = 0; str[i]; i++) if(str[i] == '\n') str[i] = 0; <text:s text:c="7"/></text:span></text:p>
              <text:p text:style-name="P1"><text:span text:style-name="T3"><text:s text:c="30"/></text:span><text:span text:style-name="T3">/* Elimina o \n da string lida */</text:span></text:p>
              <text:p text:style-name="P1"><text:span text:style-name="T3"><text:s text:c="8"/></text:span><text:span text:style-name="T3">if (!(p = fopen(str,"w"))) <text:s text:c="28"/></text:span></text:p>
              <text:p text:style-name="P1"><text:span text:style-name="T3"><text:s text:c="16"/></text:span><text:span text:style-name="T3">/* Caso ocorra algum erro na abertura do arquivo..*/ </text:span></text:p>
              <text:p text:style-name="P1"><text:span text:style-name="T3"><text:s text:c="8"/></text:span><text:span text:style-name="T3">{ <text:s text:c="23"/>/* o programa aborta automaticamente */</text:span></text:p>
              <text:p text:style-name="P1"><text:span text:style-name="T3"><text:s text:c="16"/></text:span><text:span text:style-name="T3">printf("Erro! Impossivel abrir o arquivo!\n");</text:span></text:p>
              <text:p text:style-name="P1"><text:span text:style-name="T3"><text:s text:c="16"/></text:span><text:span text:style-name="T3">exit(1);</text:span></text:p>
              <text:p text:style-name="P1"><text:span text:style-name="T3"><text:s text:c="8"/></text:span><text:span text:style-name="T3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40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Padrão">
        <draw:custom-shape draw:style-name="gr1" draw:text-style-name="P2" draw:layer="layout" svg:width="22.71cm" svg:height="1.785cm" svg:x="0.423cm" svg:y="0.423cm">
          <text:list text:style-name="L1">
            <text:list-header>
              <text:p text:style-name="P1"><text:span text:style-name="T1">Outros Comandos de Acesso de Arquiv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1.576cm" svg:height="13.469cm" svg:x="1.693cm" svg:y="2.963cm">
          <text:list text:style-name="L3">
            <text:list-header>
              <text:p text:style-name="P1"><text:span text:style-name="T3"><text:s text:c="9"/></text:span><text:span text:style-name="T3">/* Se nao houve erro, imprime no arquivo, e o fecha ...*/</text:span></text:p>
              <text:p text:style-name="P1"><text:span text:style-name="T3"><text:s text:c="8"/></text:span><text:span text:style-name="T3">fputs(frase, p);</text:span></text:p>
              <text:p text:style-name="P1"><text:span text:style-name="T3"><text:s text:c="8"/></text:span><text:span text:style-name="T3">fputs(str,p);</text:span></text:p>
              <text:p text:style-name="P1"><text:span text:style-name="T3"><text:s text:c="8"/></text:span><text:span text:style-name="T3">fclose(p);</text:span></text:p>
              <text:p text:style-name="P1"><text:span text:style-name="T3"/></text:p>
              <text:p text:style-name="P1"><text:span text:style-name="T3"><text:s text:c="8"/></text:span><text:span text:style-name="T3">/* abre novamente e le */</text:span></text:p>
              <text:p text:style-name="P1"><text:span text:style-name="T3"><text:s text:c="8"/></text:span><text:span text:style-name="T3">p = fopen(str,"r");</text:span></text:p>
              <text:p text:style-name="P1"><text:span text:style-name="T3"><text:s text:c="8"/></text:span><text:span text:style-name="T3">fgets(resposta, 79, p);</text:span></text:p>
              <text:p text:style-name="P1"><text:span text:style-name="T3"><text:s text:c="8"/></text:span><text:span text:style-name="T3">printf("\n\n%s\n", resposta);</text:span></text:p>
              <text:p text:style-name="P1"><text:span text:style-name="T3"><text:s text:c="8"/></text:span><text:span text:style-name="T3">fclose(p); <text:s text:c="21"/>/* Fecha o arquivo */</text:span></text:p>
              <text:p text:style-name="P1"><text:span text:style-name="T3"><text:s text:c="8"/></text:span><text:span text:style-name="T3">remove(str); <text:s text:c="19"/>/* Apaga o arquivo */</text:span></text:p>
              <text:p text:style-name="P1"><text:span text:style-name="T3"><text:s text:c="8"/></text:span><text:span text:style-name="T3">return(0);</text:span></text:p>
              <text:p text:style-name="P1"><text:span text:style-name="T3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4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graphic-properties>
        <text:list-style style:name="Padrão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4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Padrão-backgroundobjects">
      <style:graphic-properties draw:stroke="none" draw:fill="none" draw:fill-color="#00cc99" draw:auto-grow-height="false" draw:auto-grow-width="false" fo:min-height="1.27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1.59cm" svg:height="3.175cm" svg:x="1.905cm" svg:y="1.692cm" presentation:class="title" presentation:placeholder="true">
        <draw:text-box/>
      </draw:frame>
      <draw:frame presentation:style-name="Padrão-outline1" draw:layer="backgroundobjects" svg:width="21.59cm" svg:height="11.43cm" svg:x="1.905cm" svg:y="5.503cm" presentation:class="outline" presentation:placeholder="true">
        <draw:text-box/>
      </draw:frame>
      <draw:frame presentation:style-name="Mpr1" draw:layer="backgroundobjects" svg:width="5.292cm" svg:height="1.2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2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292cm" svg:height="1.27cm" svg:x="18.203cm" svg:y="17.357cm" presentation:class="page-number">
        <draw:text-box>
          <text:list text:style-name="ML1">
            <text:list-header>
              <text:p><text:page-number>&lt;número&gt;</text:page-number></text:p>
            </text:list-header>
          </text:list>
        </draw:text-box>
      </draw:frame>
      <presentation:notes style:page-layout-name="PM0">
        <draw:page-thumbnail presentation:style-name="Padrão-title" draw:layer="backgroundobjects" svg:width="0cm" svg:height="0cm" svg:x="0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sem título </dc:title>
    <meta:initial-creator>icmc</meta:initial-creator>
    <meta:creation-date>2001-07-14T11:23:05.560000000</meta:creation-date>
    <dc:creator>Adriano Holanda</dc:creator>
    <dc:date>2015-08-14T13:16:35.517983933</dc:date>
    <meta:editing-cycles>69</meta:editing-cycles>
    <meta:editing-duration>P4DT2H5M7S</meta:editing-duration>
    <meta:document-statistic meta:object-count="183"/>
    <meta:generator>LibreOffice/4.2.8.2$Linux_X86_64 LibreOffice_project/420m0$Build-2</meta:generator>
  </office:meta>
</office:document-meta>
</file>